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124cm" style:rel-column-width="8186*"/>
    </style:style>
    <style:style style:name="Tableau2.B" style:family="table-column">
      <style:table-column-properties style:column-width="2.125cm" style:rel-column-width="8192*"/>
    </style:style>
    <style:style style:name="Tableau2.C" style:family="table-column">
      <style:table-column-properties style:column-width="2.125cm" style:rel-column-width="8193*"/>
    </style:style>
    <style:style style:name="Tableau2.H" style:family="table-column">
      <style:table-column-properties style:column-width="2.125cm" style:rel-column-width="819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H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dcab" officeooo:paragraph-rsid="0018dcab"/>
    </style:style>
    <style:style style:name="P2" style:family="paragraph" style:parent-style-name="Standard">
      <style:text-properties style:text-underline-style="none" officeooo:rsid="002e50c7" officeooo:paragraph-rsid="00199598"/>
    </style:style>
    <style:style style:name="P3" style:family="paragraph" style:parent-style-name="Standard">
      <style:text-properties style:text-underline-style="none" officeooo:rsid="00199598" officeooo:paragraph-rsid="00199598"/>
    </style:style>
    <style:style style:name="P4" style:family="paragraph" style:parent-style-name="Standard">
      <style:text-properties style:text-underline-style="none" officeooo:rsid="00199598" officeooo:paragraph-rsid="001df213"/>
    </style:style>
    <style:style style:name="P5" style:family="paragraph" style:parent-style-name="Standard">
      <style:text-properties style:text-underline-style="none" officeooo:rsid="001c2321" officeooo:paragraph-rsid="001c2321"/>
    </style:style>
    <style:style style:name="P6" style:family="paragraph" style:parent-style-name="Standard">
      <style:text-properties style:text-underline-style="none" officeooo:rsid="001c2321" officeooo:paragraph-rsid="001df213"/>
    </style:style>
    <style:style style:name="P7" style:family="paragraph" style:parent-style-name="Standard">
      <style:text-properties style:text-underline-style="none" officeooo:rsid="003eb817" officeooo:paragraph-rsid="001c2321"/>
    </style:style>
    <style:style style:name="P8" style:family="paragraph" style:parent-style-name="Standard">
      <style:text-properties style:text-underline-style="none" officeooo:rsid="003ca828" officeooo:paragraph-rsid="001c2321"/>
    </style:style>
    <style:style style:name="P9" style:family="paragraph" style:parent-style-name="Standard">
      <style:text-properties style:text-underline-style="none" officeooo:rsid="0020cbbf" officeooo:paragraph-rsid="0020cbbf"/>
    </style:style>
    <style:style style:name="P10" style:family="paragraph" style:parent-style-name="Standard">
      <style:text-properties style:text-underline-style="none" officeooo:rsid="0020fad0" officeooo:paragraph-rsid="0020cbbf"/>
    </style:style>
    <style:style style:name="P11" style:family="paragraph" style:parent-style-name="Standard">
      <style:text-properties style:text-underline-style="none" officeooo:rsid="00219255" officeooo:paragraph-rsid="00219255"/>
    </style:style>
    <style:style style:name="P12" style:family="paragraph" style:parent-style-name="Standard">
      <style:text-properties style:text-underline-style="none" officeooo:rsid="0022b0a6" officeooo:paragraph-rsid="0022b0a6"/>
    </style:style>
    <style:style style:name="P13" style:family="paragraph" style:parent-style-name="Standard">
      <style:text-properties style:text-underline-style="none" officeooo:rsid="0028336c" officeooo:paragraph-rsid="0028336c"/>
    </style:style>
    <style:style style:name="P14" style:family="paragraph" style:parent-style-name="Standard">
      <style:text-properties style:text-underline-style="none" officeooo:rsid="0028336c" officeooo:paragraph-rsid="0028a59e"/>
    </style:style>
    <style:style style:name="P15" style:family="paragraph" style:parent-style-name="Standard">
      <style:text-properties style:text-underline-style="none" officeooo:rsid="0028336c" officeooo:paragraph-rsid="002a0745"/>
    </style:style>
    <style:style style:name="P16" style:family="paragraph" style:parent-style-name="Standard">
      <style:text-properties style:text-underline-style="none" officeooo:rsid="0028336c" officeooo:paragraph-rsid="002b15e5"/>
    </style:style>
    <style:style style:name="P17" style:family="paragraph" style:parent-style-name="Standard">
      <style:text-properties style:text-underline-style="none" officeooo:rsid="002a0745" officeooo:paragraph-rsid="002a0745"/>
    </style:style>
    <style:style style:name="P18" style:family="paragraph" style:parent-style-name="Standard">
      <style:text-properties style:text-underline-style="none" officeooo:rsid="002b30ac" officeooo:paragraph-rsid="002b30ac"/>
    </style:style>
    <style:style style:name="P19" style:family="paragraph" style:parent-style-name="Standard">
      <style:text-properties style:text-underline-style="none" officeooo:rsid="002cb708" officeooo:paragraph-rsid="002cb708"/>
    </style:style>
    <style:style style:name="P20" style:family="paragraph" style:parent-style-name="Standard">
      <style:text-properties style:text-underline-style="none" officeooo:rsid="002d498e" officeooo:paragraph-rsid="002d498e"/>
    </style:style>
    <style:style style:name="P21" style:family="paragraph" style:parent-style-name="Standard">
      <style:text-properties style:text-underline-style="none" officeooo:rsid="002e3f91" officeooo:paragraph-rsid="002e3f91"/>
    </style:style>
    <style:style style:name="P22" style:family="paragraph" style:parent-style-name="Standard">
      <style:text-properties style:text-underline-style="none" officeooo:rsid="002f6029" officeooo:paragraph-rsid="002f6029"/>
    </style:style>
    <style:style style:name="P23" style:family="paragraph" style:parent-style-name="Standard">
      <style:text-properties style:text-underline-style="none" officeooo:rsid="003b2247" officeooo:paragraph-rsid="003b2247"/>
    </style:style>
    <style:style style:name="P24" style:family="paragraph" style:parent-style-name="Standard">
      <style:text-properties style:text-underline-style="none" officeooo:rsid="003b2247" officeooo:paragraph-rsid="003bc572"/>
    </style:style>
    <style:style style:name="P25" style:family="paragraph" style:parent-style-name="Standard">
      <style:text-properties style:text-underline-style="none" officeooo:rsid="003dae5a" officeooo:paragraph-rsid="003dae5a"/>
    </style:style>
    <style:style style:name="P26" style:family="paragraph" style:parent-style-name="Standard">
      <style:text-properties style:text-underline-style="none" officeooo:rsid="003e06bf" officeooo:paragraph-rsid="003e06bf"/>
    </style:style>
    <style:style style:name="P27" style:family="paragraph" style:parent-style-name="Standard">
      <style:text-properties style:text-underline-style="none" officeooo:rsid="003f55dd" officeooo:paragraph-rsid="003f55dd"/>
    </style:style>
    <style:style style:name="P28" style:family="paragraph" style:parent-style-name="Standard">
      <style:text-properties style:text-underline-style="none" officeooo:rsid="0040b001" officeooo:paragraph-rsid="0040b001"/>
    </style:style>
    <style:style style:name="P29" style:family="paragraph" style:parent-style-name="Standard">
      <style:text-properties style:text-underline-style="none" officeooo:rsid="0041e0f7" officeooo:paragraph-rsid="0041e0f7"/>
    </style:style>
    <style:style style:name="P30" style:family="paragraph" style:parent-style-name="Standard">
      <style:text-properties style:text-underline-style="none" officeooo:rsid="0042acf3" officeooo:paragraph-rsid="0042acf3"/>
    </style:style>
    <style:style style:name="P31" style:family="paragraph" style:parent-style-name="Standard">
      <style:text-properties style:text-underline-style="none" officeooo:rsid="00335447" officeooo:paragraph-rsid="003bc572"/>
    </style:style>
    <style:style style:name="P32" style:family="paragraph" style:parent-style-name="Standard">
      <style:text-properties style:text-underline-style="none" officeooo:rsid="00432abb" officeooo:paragraph-rsid="00432abb"/>
    </style:style>
    <style:style style:name="P33" style:family="paragraph" style:parent-style-name="Standard">
      <style:text-properties officeooo:rsid="00199598" officeooo:paragraph-rsid="00199598"/>
    </style:style>
    <style:style style:name="P34" style:family="paragraph" style:parent-style-name="Standard">
      <style:text-properties style:text-underline-style="solid" style:text-underline-type="double" style:text-underline-width="auto" style:text-underline-color="font-color" officeooo:rsid="002f6029" officeooo:paragraph-rsid="002f6029"/>
    </style:style>
    <style:style style:name="P35" style:family="paragraph" style:parent-style-name="Standard">
      <style:text-properties style:text-underline-style="solid" style:text-underline-type="double" style:text-underline-width="auto" style:text-underline-color="font-color" officeooo:rsid="0030c1b2" officeooo:paragraph-rsid="0030c1b2"/>
    </style:style>
    <style:style style:name="P36" style:family="paragraph" style:parent-style-name="Standard">
      <style:text-properties style:text-underline-style="solid" style:text-underline-type="double" style:text-underline-width="auto" style:text-underline-color="font-color" officeooo:rsid="00331b14" officeooo:paragraph-rsid="0030c1b2"/>
    </style:style>
    <style:style style:name="P37" style:family="paragraph" style:parent-style-name="Standard">
      <style:text-properties style:text-underline-style="solid" style:text-underline-type="double" style:text-underline-width="auto" style:text-underline-color="font-color" officeooo:rsid="00335447" officeooo:paragraph-rsid="00335447"/>
    </style:style>
    <style:style style:name="P38" style:family="paragraph" style:parent-style-name="Standard">
      <style:text-properties style:text-underline-style="solid" style:text-underline-type="double" style:text-underline-width="auto" style:text-underline-color="font-color" officeooo:rsid="00335447" officeooo:paragraph-rsid="003bc572"/>
    </style:style>
    <style:style style:name="P39" style:family="paragraph" style:parent-style-name="Standard">
      <style:text-properties style:text-underline-style="solid" style:text-underline-type="double" style:text-underline-width="auto" style:text-underline-color="font-color" officeooo:rsid="003dae5a" officeooo:paragraph-rsid="003bc572"/>
    </style:style>
    <style:style style:name="P40" style:family="paragraph" style:parent-style-name="Standard">
      <style:text-properties style:text-underline-style="solid" style:text-underline-type="double" style:text-underline-width="auto" style:text-underline-color="font-color" officeooo:rsid="00432abb" officeooo:paragraph-rsid="00432abb"/>
    </style:style>
    <style:style style:name="P41" style:family="paragraph" style:parent-style-name="Standard">
      <style:text-properties style:text-underline-style="solid" style:text-underline-type="double" style:text-underline-width="auto" style:text-underline-color="font-color" officeooo:rsid="004712e1" officeooo:paragraph-rsid="004712e1"/>
    </style:style>
    <style:style style:name="P42" style:family="paragraph" style:parent-style-name="Table_20_Contents">
      <style:text-properties officeooo:rsid="003ca828" officeooo:paragraph-rsid="001c2321"/>
    </style:style>
    <style:style style:name="P43" style:family="paragraph" style:parent-style-name="Table_20_Contents">
      <style:text-properties officeooo:rsid="003ca828" officeooo:paragraph-rsid="001df213"/>
    </style:style>
    <style:style style:name="P44" style:family="paragraph" style:parent-style-name="Table_20_Contents">
      <style:text-properties officeooo:rsid="001c2321" officeooo:paragraph-rsid="001c2321"/>
    </style:style>
    <style:style style:name="P45" style:family="paragraph" style:parent-style-name="Table_20_Contents">
      <style:text-properties officeooo:rsid="001df213" officeooo:paragraph-rsid="001df213"/>
    </style:style>
    <style:style style:name="P46" style:family="paragraph" style:parent-style-name="Table_20_Contents">
      <style:text-properties officeooo:rsid="002f6029" officeooo:paragraph-rsid="002f6029"/>
    </style:style>
    <style:style style:name="P47" style:family="paragraph" style:parent-style-name="Standard">
      <style:text-properties style:text-underline-style="none" officeooo:rsid="002f6029" officeooo:paragraph-rsid="002f6029"/>
    </style:style>
    <style:style style:name="P48" style:family="paragraph" style:parent-style-name="Standard">
      <style:text-properties style:text-underline-style="none" officeooo:rsid="0030c1b2" officeooo:paragraph-rsid="0030c1b2"/>
    </style:style>
    <style:style style:name="P49" style:family="paragraph" style:parent-style-name="Standard">
      <style:text-properties style:text-underline-style="none" officeooo:rsid="0031ae0e" officeooo:paragraph-rsid="0030c1b2"/>
    </style:style>
    <style:style style:name="P50" style:family="paragraph" style:parent-style-name="Standard">
      <style:text-properties style:text-underline-style="none" officeooo:rsid="00331b14" officeooo:paragraph-rsid="0030c1b2"/>
    </style:style>
    <style:style style:name="P51" style:family="paragraph" style:parent-style-name="Standard">
      <style:text-properties style:text-underline-style="none" officeooo:rsid="00331b14" officeooo:paragraph-rsid="00331b14"/>
    </style:style>
    <style:style style:name="P52" style:family="paragraph" style:parent-style-name="Standard">
      <style:text-properties style:text-underline-style="none" officeooo:rsid="00335447" officeooo:paragraph-rsid="00331b14"/>
    </style:style>
    <style:style style:name="P53" style:family="paragraph" style:parent-style-name="Standard">
      <style:text-properties style:text-underline-style="none" officeooo:rsid="00335447" officeooo:paragraph-rsid="00335447"/>
    </style:style>
    <style:style style:name="P54" style:family="paragraph" style:parent-style-name="Standard">
      <style:text-properties style:text-underline-style="none" officeooo:rsid="00432abb" officeooo:paragraph-rsid="00432abb"/>
    </style:style>
    <style:style style:name="P55" style:family="paragraph" style:parent-style-name="Standard">
      <style:text-properties style:text-underline-style="none" officeooo:rsid="0044fa3e" officeooo:paragraph-rsid="00432abb"/>
    </style:style>
    <style:style style:name="P56" style:family="paragraph" style:parent-style-name="Standard">
      <style:text-properties style:text-underline-style="none" officeooo:rsid="0044fa3e" officeooo:paragraph-rsid="0044fa3e"/>
    </style:style>
    <style:style style:name="P57" style:family="paragraph" style:parent-style-name="Standard">
      <style:text-properties style:text-underline-style="none" officeooo:rsid="004618aa" officeooo:paragraph-rsid="004618aa"/>
    </style:style>
    <style:style style:name="P58" style:family="paragraph" style:parent-style-name="Standard">
      <style:text-properties style:text-underline-style="none" officeooo:rsid="004712e1" officeooo:paragraph-rsid="004712e1"/>
    </style:style>
    <style:style style:name="P59" style:family="paragraph" style:parent-style-name="Standard">
      <style:text-properties style:text-underline-style="none" officeooo:rsid="004ecbf8" officeooo:paragraph-rsid="004ecbf8"/>
    </style:style>
    <style:style style:name="P60" style:family="paragraph" style:parent-style-name="Standard">
      <style:text-properties style:text-underline-style="none" officeooo:rsid="004f2f3b" officeooo:paragraph-rsid="004f2f3b"/>
    </style:style>
    <style:style style:name="P61" style:family="paragraph" style:parent-style-name="Standard">
      <style:text-properties style:text-underline-style="none" officeooo:rsid="004f2f3b" officeooo:paragraph-rsid="004fc441"/>
    </style:style>
    <style:style style:name="P62" style:family="paragraph" style:parent-style-name="Standard">
      <style:text-properties style:text-underline-style="none" officeooo:rsid="004fc441" officeooo:paragraph-rsid="004fc441"/>
    </style:style>
    <style:style style:name="P63" style:family="paragraph" style:parent-style-name="Standard">
      <style:text-properties style:text-underline-style="none" officeooo:rsid="004fc441" officeooo:paragraph-rsid="005a0c4c"/>
    </style:style>
    <style:style style:name="P64" style:family="paragraph" style:parent-style-name="Standard">
      <style:text-properties style:text-underline-style="none" officeooo:rsid="00503af1" officeooo:paragraph-rsid="00503af1"/>
    </style:style>
    <style:style style:name="P65" style:family="paragraph" style:parent-style-name="Standard">
      <style:text-properties style:text-underline-style="none" officeooo:rsid="00503af1" officeooo:paragraph-rsid="00534fba"/>
    </style:style>
    <style:style style:name="P66" style:family="paragraph" style:parent-style-name="Standard">
      <style:text-properties style:text-underline-style="none" officeooo:rsid="00503af1" officeooo:paragraph-rsid="0053d031"/>
    </style:style>
    <style:style style:name="P67" style:family="paragraph" style:parent-style-name="Standard">
      <style:text-properties style:text-underline-style="none" officeooo:rsid="00553d15" officeooo:paragraph-rsid="00553d15"/>
    </style:style>
    <style:style style:name="P68" style:family="paragraph" style:parent-style-name="Standard">
      <style:text-properties style:text-underline-style="solid" style:text-underline-type="double" style:text-underline-width="auto" style:text-underline-color="font-color" officeooo:rsid="00496a8e" officeooo:paragraph-rsid="00496a8e"/>
    </style:style>
    <style:style style:name="P69" style:family="paragraph" style:parent-style-name="Standard">
      <style:text-properties style:text-underline-style="solid" style:text-underline-type="double" style:text-underline-width="auto" style:text-underline-color="font-color" officeooo:rsid="00496a8e" officeooo:paragraph-rsid="004ad243"/>
    </style:style>
    <style:style style:name="P70" style:family="paragraph" style:parent-style-name="Standard">
      <style:text-properties style:text-underline-style="solid" style:text-underline-type="double" style:text-underline-width="auto" style:text-underline-color="font-color" officeooo:rsid="004ad243" officeooo:paragraph-rsid="004ad243"/>
    </style:style>
    <style:style style:name="P71" style:family="paragraph" style:parent-style-name="Standard">
      <style:text-properties style:text-underline-style="solid" style:text-underline-type="double" style:text-underline-width="auto" style:text-underline-color="font-color" officeooo:rsid="00335447" officeooo:paragraph-rsid="00335447"/>
    </style:style>
    <style:style style:name="P72" style:family="paragraph" style:parent-style-name="Standard">
      <style:text-properties style:text-underline-style="solid" style:text-underline-type="double" style:text-underline-width="auto" style:text-underline-color="font-color" officeooo:rsid="004fc441" officeooo:paragraph-rsid="004fc441"/>
    </style:style>
    <style:style style:name="P73" style:family="paragraph" style:parent-style-name="Standard">
      <style:text-properties fo:color="#00cc33" style:text-underline-style="none" officeooo:rsid="004fc441" officeooo:paragraph-rsid="004fc441"/>
    </style:style>
    <style:style style:name="P74" style:family="paragraph" style:parent-style-name="Standard">
      <style:text-properties fo:color="#ff0000" style:text-underline-style="none" officeooo:rsid="00500a3d" officeooo:paragraph-rsid="00500a3d"/>
    </style:style>
    <style:style style:name="P75" style:family="paragraph" style:parent-style-name="Standard">
      <style:text-properties fo:color="#ff0000" style:text-underline-style="none" officeooo:rsid="0050f810" officeooo:paragraph-rsid="0050f810"/>
    </style:style>
    <style:style style:name="P76" style:family="paragraph" style:parent-style-name="Standard">
      <style:text-properties fo:color="#ff0000" style:text-underline-style="none" officeooo:rsid="0050f810" officeooo:paragraph-rsid="00534fba"/>
    </style:style>
    <style:style style:name="P77" style:family="paragraph" style:parent-style-name="Standard">
      <style:text-properties fo:color="#ff0000" style:text-underline-style="none" officeooo:rsid="0050f810" officeooo:paragraph-rsid="0057945a"/>
    </style:style>
    <style:style style:name="P78" style:family="paragraph" style:parent-style-name="Standard">
      <style:text-properties fo:color="#ff0000" style:text-underline-style="none" officeooo:rsid="0051c5d4" officeooo:paragraph-rsid="0051c5d4"/>
    </style:style>
    <style:style style:name="P79" style:family="paragraph" style:parent-style-name="Standard">
      <style:text-properties fo:color="#ff0000" style:text-underline-style="none" officeooo:rsid="0051c5d4" officeooo:paragraph-rsid="00534fba"/>
    </style:style>
    <style:style style:name="P80" style:family="paragraph" style:parent-style-name="Standard">
      <style:text-properties fo:color="#ff0000" style:text-underline-style="none" officeooo:rsid="0051c5d4" officeooo:paragraph-rsid="0053d031"/>
    </style:style>
    <style:style style:name="P81" style:family="paragraph" style:parent-style-name="Standard">
      <style:text-properties fo:color="#ff0000" style:text-underline-style="none" officeooo:rsid="0051c5d4" officeooo:paragraph-rsid="0057945a"/>
    </style:style>
    <style:style style:name="P82" style:family="paragraph" style:parent-style-name="Standard">
      <style:text-properties fo:color="#ff0000" style:text-underline-style="none" officeooo:rsid="00534fba" officeooo:paragraph-rsid="00534fba"/>
    </style:style>
    <style:style style:name="P83" style:family="paragraph" style:parent-style-name="Standard">
      <style:text-properties fo:color="#ff0000" style:text-underline-style="none" officeooo:rsid="00534fba" officeooo:paragraph-rsid="0053d031"/>
    </style:style>
    <style:style style:name="P84" style:family="paragraph" style:parent-style-name="Standard">
      <style:text-properties fo:color="#ff0000" style:text-underline-style="none" officeooo:rsid="00534fba" officeooo:paragraph-rsid="00553d15"/>
    </style:style>
    <style:style style:name="P85" style:family="paragraph" style:parent-style-name="Standard">
      <style:text-properties fo:color="#ff0000" style:text-underline-style="none" officeooo:rsid="0057945a" officeooo:paragraph-rsid="0057945a"/>
    </style:style>
    <style:style style:name="P86" style:family="paragraph" style:parent-style-name="Standard">
      <style:text-properties fo:color="#ff0000" style:text-underline-style="none" officeooo:rsid="0057945a" officeooo:paragraph-rsid="00614056"/>
    </style:style>
    <style:style style:name="P87" style:family="paragraph" style:parent-style-name="Standard">
      <style:text-properties fo:color="#ff0000" style:text-underline-style="none" officeooo:rsid="0057945a" officeooo:paragraph-rsid="00633eb1"/>
    </style:style>
    <style:style style:name="P88" style:family="paragraph" style:parent-style-name="Standard">
      <style:text-properties fo:color="#ff0000" style:text-underline-style="none" officeooo:rsid="004fc441" officeooo:paragraph-rsid="005a0c4c"/>
    </style:style>
    <style:style style:name="P89" style:family="paragraph" style:parent-style-name="Standard">
      <style:text-properties fo:color="#ff0000" style:text-underline-style="none" officeooo:rsid="005cddfa" officeooo:paragraph-rsid="005cddfa"/>
    </style:style>
    <style:style style:name="P90" style:family="paragraph" style:parent-style-name="Standard">
      <style:text-properties fo:color="#ff0000" style:text-underline-style="none" officeooo:rsid="005db204" officeooo:paragraph-rsid="005db204"/>
    </style:style>
    <style:style style:name="P91" style:family="paragraph" style:parent-style-name="Standard">
      <style:text-properties fo:color="#ff0000" style:text-underline-style="none" officeooo:rsid="005db204" officeooo:paragraph-rsid="00614056"/>
    </style:style>
    <style:style style:name="P92" style:family="paragraph" style:parent-style-name="Standard">
      <style:text-properties fo:color="#ff0000" style:text-underline-style="none" officeooo:rsid="005db204" officeooo:paragraph-rsid="00618939"/>
    </style:style>
    <style:style style:name="P93" style:family="paragraph" style:parent-style-name="Standard">
      <style:text-properties fo:color="#ff0000" style:text-underline-style="none" officeooo:rsid="005db204" officeooo:paragraph-rsid="0064f1a0"/>
    </style:style>
    <style:style style:name="P94" style:family="paragraph" style:parent-style-name="Standard">
      <style:text-properties fo:color="#ff0000" style:text-underline-style="none" officeooo:rsid="005fd8fb" officeooo:paragraph-rsid="005fd8fb"/>
    </style:style>
    <style:style style:name="P95" style:family="paragraph" style:parent-style-name="Standard">
      <style:text-properties fo:color="#ff0000" style:text-underline-style="none" officeooo:rsid="005fd8fb" officeooo:paragraph-rsid="00618939"/>
    </style:style>
    <style:style style:name="P96" style:family="paragraph" style:parent-style-name="Standard">
      <style:text-properties fo:color="#ff0000" style:text-underline-style="none" officeooo:rsid="005fd8fb" officeooo:paragraph-rsid="00633eb1"/>
    </style:style>
    <style:style style:name="P97" style:family="paragraph" style:parent-style-name="Standard">
      <style:text-properties fo:color="#ff0000" style:text-underline-style="none" officeooo:rsid="00633eb1" officeooo:paragraph-rsid="00633eb1"/>
    </style:style>
    <style:style style:name="P98" style:family="paragraph" style:parent-style-name="Standard">
      <style:text-properties fo:color="#ff0000" style:text-underline-style="solid" style:text-underline-type="double" style:text-underline-width="auto" style:text-underline-color="font-color" officeooo:rsid="0064f1a0" officeooo:paragraph-rsid="0064f1a0"/>
    </style:style>
    <style:style style:name="P99" style:family="paragraph" style:parent-style-name="Standard">
      <style:text-properties fo:color="#000000" style:text-underline-style="none" officeooo:rsid="00503af1" officeooo:paragraph-rsid="00503af1"/>
    </style:style>
    <style:style style:name="P100" style:family="paragraph" style:parent-style-name="Standard">
      <style:text-properties fo:color="#000000" style:text-underline-style="none" officeooo:rsid="0050f810" officeooo:paragraph-rsid="0050f810"/>
    </style:style>
    <style:style style:name="P101" style:family="paragraph" style:parent-style-name="Standard">
      <style:text-properties fo:color="#000000" style:text-underline-style="none" officeooo:rsid="0050f810" officeooo:paragraph-rsid="0053d031"/>
    </style:style>
    <style:style style:name="P102" style:family="paragraph">
      <style:paragraph-properties fo:text-align="center"/>
    </style:style>
    <style:style style:name="P103" style:family="paragraph">
      <loext:graphic-properties draw:fill-color="#ffffff"/>
      <style:paragraph-properties fo:text-align="center"/>
    </style:style>
    <style:style style:name="T1" style:family="text">
      <style:text-properties officeooo:rsid="00199598"/>
    </style:style>
    <style:style style:name="T2" style:family="text">
      <style:text-properties officeooo:rsid="001df213"/>
    </style:style>
    <style:style style:name="T3" style:family="text">
      <style:text-properties officeooo:rsid="001f8457"/>
    </style:style>
    <style:style style:name="T4" style:family="text">
      <style:text-properties officeooo:rsid="00206c7e"/>
    </style:style>
    <style:style style:name="T5" style:family="text">
      <style:text-properties officeooo:rsid="0020fad0"/>
    </style:style>
    <style:style style:name="T6" style:family="text">
      <style:text-properties officeooo:rsid="0022b0a6"/>
    </style:style>
    <style:style style:name="T7" style:family="text">
      <style:text-properties officeooo:rsid="0026ecd3"/>
    </style:style>
    <style:style style:name="T8" style:family="text">
      <style:text-properties officeooo:rsid="0028336c"/>
    </style:style>
    <style:style style:name="T9" style:family="text">
      <style:text-properties officeooo:rsid="0028a59e"/>
    </style:style>
    <style:style style:name="T10" style:family="text">
      <style:text-properties officeooo:rsid="002a0745"/>
    </style:style>
    <style:style style:name="T11" style:family="text">
      <style:text-properties officeooo:rsid="002cb708"/>
    </style:style>
    <style:style style:name="T12" style:family="text">
      <style:text-properties officeooo:rsid="002f6029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31ae0e"/>
    </style:style>
    <style:style style:name="T15" style:family="text">
      <style:text-properties style:text-underline-style="none" officeooo:rsid="003825fb"/>
    </style:style>
    <style:style style:name="T16" style:family="text">
      <style:text-properties style:text-underline-style="none" officeooo:rsid="0039ce75"/>
    </style:style>
    <style:style style:name="T17" style:family="text">
      <style:text-properties style:text-underline-style="none" officeooo:rsid="00432abb"/>
    </style:style>
    <style:style style:name="T18" style:family="text">
      <style:text-properties style:text-underline-style="none" officeooo:rsid="004ad243"/>
    </style:style>
    <style:style style:name="T19" style:family="text">
      <style:text-properties style:text-underline-style="none" officeooo:rsid="004cb70d"/>
    </style:style>
    <style:style style:name="T20" style:family="text">
      <style:text-properties officeooo:rsid="003bc572"/>
    </style:style>
    <style:style style:name="T21" style:family="text">
      <style:text-properties officeooo:rsid="003e2914"/>
    </style:style>
    <style:style style:name="T22" style:family="text">
      <style:text-properties officeooo:rsid="00432abb"/>
    </style:style>
    <style:style style:name="T23" style:family="text">
      <style:text-properties officeooo:rsid="004f2f3b"/>
    </style:style>
    <style:style style:name="T24" style:family="text">
      <style:text-properties officeooo:rsid="00500a3d"/>
    </style:style>
    <style:style style:name="T25" style:family="text">
      <style:text-properties officeooo:rsid="00503af1"/>
    </style:style>
    <style:style style:name="T26" style:family="text">
      <style:text-properties fo:color="#00cc33"/>
    </style:style>
    <style:style style:name="T27" style:family="text">
      <style:text-properties fo:color="#ff0000"/>
    </style:style>
    <style:style style:name="T28" style:family="text">
      <style:text-properties fo:color="#000000"/>
    </style:style>
    <style:style style:name="T29" style:family="text">
      <style:text-properties fo:color="#000000" officeooo:rsid="0053d031"/>
    </style:style>
    <style:style style:name="T30" style:family="text">
      <style:text-properties fo:color="#000000" officeooo:rsid="00553d15"/>
    </style:style>
    <style:style style:name="T31" style:family="text">
      <style:text-properties fo:color="#000000" officeooo:rsid="005db204"/>
    </style:style>
    <style:style style:name="T32" style:family="text">
      <style:text-properties fo:color="#000000" officeooo:rsid="00614056"/>
    </style:style>
    <style:style style:name="T33" style:family="text">
      <style:text-properties fo:color="#000000" officeooo:rsid="00618939"/>
    </style:style>
    <style:style style:name="T34" style:family="text">
      <style:text-properties fo:color="#000000" officeooo:rsid="00633eb1"/>
    </style:style>
    <style:style style:name="T35" style:family="text">
      <style:text-properties fo:color="#000000" style:text-underline-style="none"/>
    </style:style>
    <style:style style:name="T36" style:family="text">
      <style:text-properties fo:color="#000000" style:text-underline-style="none" officeooo:rsid="0064f1a0"/>
    </style:style>
    <style:style style:name="T37" style:family="text">
      <style:text-properties officeooo:rsid="00534fba"/>
    </style:style>
    <style:style style:name="T38" style:family="text">
      <style:text-properties officeooo:rsid="0053d031"/>
    </style:style>
    <style:style style:name="T39" style:family="text">
      <style:text-properties officeooo:rsid="0057945a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1.909cm" fo:min-width="1.9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99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cc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2:</text:p>
      <text:p text:style-name="P1"/>
      <text:p text:style-name="P1">a) G = (V, E) V: paires de l'ensemble {1, 2, 3, 4, 5}</text:p>
      <text:p text:style-name="P1"/>
      <text:p text:style-name="P1">i.e. 12, 13, 14, 15, 23, 24, 25, 34, 35, 45</text:p>
      <text:p text:style-name="P1"/>
      <text:p text:style-name="P1"/>
      <text:p text:style-name="P1"><draw:line text:anchor-type="paragraph" draw:z-index="2" draw:name="Forme3" draw:style-name="gr1" draw:text-style-name="P102" svg:x1="0.681cm" svg:y1="1.499cm" svg:x2="3.459cm" svg:y2="0.388cm"><text:p/></draw:line><draw:line text:anchor-type="paragraph" draw:z-index="3" draw:name="Forme4" draw:style-name="gr1" draw:text-style-name="P102" svg:x1="4.385cm" svg:y1="0.335cm" svg:x2="7.375cm" svg:y2="1.579cm"><text:p/></draw:line><text:tab/><text:tab/><text:tab/><text:span text:style-name="T1">35</text:span></text:p>
      <text:p text:style-name="P1"><draw:line text:anchor-type="paragraph" draw:z-index="7" draw:name="Forme8" draw:style-name="gr1" draw:text-style-name="P102" svg:x1="3.935cm" svg:y1="2.176cm" svg:x2="3.935cm" svg:y2="0.192cm"><text:p/></draw:line></text:p>
      <text:p text:style-name="P1"/>
      <text:p text:style-name="P33">24<text:tab/><text:tab/><text:tab/><text:tab/><text:tab/><text:tab/>14</text:p>
      <text:p text:style-name="P1"><draw:line text:anchor-type="paragraph" draw:z-index="0" draw:name="Forme1" draw:style-name="gr1" draw:text-style-name="P102" svg:x1="7.745cm" svg:y1="6.749cm" svg:x2="7.771cm" svg:y2="0.24cm"><text:p/></draw:line><draw:line text:anchor-type="paragraph" draw:z-index="1" draw:name="Forme2" draw:style-name="gr1" draw:text-style-name="P102" svg:x1="0.257cm" svg:y1="6.696cm" svg:x2="0.231cm" svg:y2="0.187cm"><text:p/></draw:line><draw:line text:anchor-type="paragraph" draw:z-index="13" draw:name="Forme14" draw:style-name="gr1" draw:text-style-name="P102" svg:x1="6.634cm" svg:y1="2.833cm" svg:x2="7.507cm" svg:y2="0.055cm"><text:p/></draw:line><draw:line text:anchor-type="paragraph" draw:z-index="14" draw:name="Forme15" draw:style-name="gr1" draw:text-style-name="P102" svg:x1="1.263cm" svg:y1="2.462cm" svg:x2="0.522cm" svg:y2="0.028cm"><text:p/></draw:line></text:p>
      <text:p text:style-name="P1"/>
      <text:p text:style-name="P1"><text:tab/><text:tab/><text:tab/><text:span text:style-name="T1">12</text:span></text:p>
      <text:p text:style-name="P33"><draw:line text:anchor-type="paragraph" draw:z-index="9" draw:name="Forme10" draw:style-name="gr1" draw:text-style-name="P102" svg:x1="2.877cm" svg:y1="3.277cm" svg:x2="3.882cm" svg:y2="0.314cm"><text:p/></draw:line><draw:line text:anchor-type="paragraph" draw:z-index="10" draw:name="Forme11" draw:style-name="gr1" draw:text-style-name="P102" svg:x1="5.179cm" svg:y1="3.277cm" svg:x2="4.094cm" svg:y2="0.393cm"><text:p/></draw:line></text:p>
      <text:p text:style-name="P33"/>
      <text:p text:style-name="P33"><draw:line text:anchor-type="paragraph" draw:z-index="8" draw:name="Forme9" draw:style-name="gr1" draw:text-style-name="P102" svg:x1="1.819cm" svg:y1="0.478cm" svg:x2="6.079cm" svg:y2="0.504cm"><text:p/></draw:line></text:p>
      <text:p text:style-name="P33"><draw:line text:anchor-type="paragraph" draw:z-index="11" draw:name="Forme12" draw:style-name="gr1" draw:text-style-name="P102" svg:x1="1.845cm" svg:y1="0.415cm" svg:x2="4.914cm" svg:y2="1.95cm"><text:p/></draw:line><draw:line text:anchor-type="paragraph" draw:z-index="12" draw:name="Forme13" draw:style-name="gr1" draw:text-style-name="P102" svg:x1="3.141cm" svg:y1="1.949cm" svg:x2="6.157cm" svg:y2="0.388cm"><text:p/></draw:line><text:tab/>15<text:tab/><text:tab/><text:tab/><text:tab/>23</text:p>
      <text:p text:style-name="P33"/>
      <text:p text:style-name="P33"/>
      <text:p text:style-name="P33"/>
      <text:p text:style-name="P33"><draw:line text:anchor-type="paragraph" draw:z-index="6" draw:name="Forme7" draw:style-name="gr1" draw:text-style-name="P102" svg:x1="5.523cm" svg:y1="0.478cm" svg:x2="7.322cm" svg:y2="1.907cm"><text:p/></draw:line><text:tab/><text:tab/>45<text:tab/><text:tab/>34</text:p>
      <text:p text:style-name="P33"><draw:line text:anchor-type="paragraph" draw:z-index="5" draw:name="Forme6" draw:style-name="gr1" draw:text-style-name="P102" svg:x1="0.84cm" svg:y1="1.367cm" svg:x2="2.428cm" svg:y2="0.176cm"><text:p/></draw:line></text:p>
      <text:p text:style-name="P33"/>
      <text:p text:style-name="P33"/>
      <text:p text:style-name="P33"><draw:line text:anchor-type="paragraph" draw:z-index="4" draw:name="Forme5" draw:style-name="gr1" draw:text-style-name="P102" svg:x1="0.575cm" svg:y1="0.329cm" svg:x2="7.031cm" svg:y2="0.25cm"><text:p/></draw:line>13<text:tab/><text:tab/><text:tab/><text:tab/><text:tab/><text:tab/>25</text:p>
      <text:p text:style-name="P33"/>
      <text:p text:style-name="P2"/>
      <text:p text:style-name="P3">b) G = (V, E) V</text:p>
      <text:p text:style-name="P3"/>
      <text:p text:style-name="P3"><text:tab/><text:tab/><text:tab/><text:tab/><text:tab/><text:tab/>1</text:p>
      <text:p text:style-name="P3"><draw:line text:anchor-type="paragraph" draw:z-index="15" draw:name="Forme17" draw:style-name="gr1" draw:text-style-name="P102" svg:x1="7.613cm" svg:y1="3.774cm" svg:x2="7.613cm" svg:y2="0.123cm"><text:p/></draw:line><draw:line text:anchor-type="paragraph" draw:z-index="16" draw:name="Forme21" draw:style-name="gr1" draw:text-style-name="P102" svg:x1="7.613cm" svg:y1="3.774cm" svg:x2="9.624cm" svg:y2="0.467cm"><text:p/></draw:line><draw:line text:anchor-type="paragraph" draw:z-index="17" draw:name="Forme22" draw:style-name="gr1" draw:text-style-name="P102" svg:x1="11.026cm" svg:y1="1.763cm" svg:x2="5.523cm" svg:y2="0.467cm"><text:p/></draw:line><draw:line text:anchor-type="paragraph" draw:z-index="21" draw:name="Forme27" draw:style-name="gr1" draw:text-style-name="P102" svg:x1="5.523cm" svg:y1="0.467cm" svg:x2="9.915cm" svg:y2="2.954cm"><text:p/></draw:line><draw:line text:anchor-type="paragraph" draw:z-index="22" draw:name="Forme28" draw:style-name="gr1" draw:text-style-name="P102" svg:x1="7.613cm" svg:y1="3.642cm" svg:x2="5.523cm" svg:y2="0.467cm"><text:p/></draw:line><draw:line text:anchor-type="paragraph" draw:z-index="23" draw:name="Forme16" draw:style-name="gr1" draw:text-style-name="P102" svg:x1="7.613cm" svg:y1="0.123cm" svg:x2="9.915cm" svg:y2="2.954cm"><text:p/></draw:line><draw:line text:anchor-type="paragraph" draw:z-index="24" draw:name="Forme18" draw:style-name="gr1" draw:text-style-name="P102" svg:x1="5.549cm" svg:y1="2.954cm" svg:x2="7.613cm" svg:y2="0.123cm"><text:p/></draw:line><draw:line text:anchor-type="paragraph" draw:z-index="25" draw:name="Forme19" draw:style-name="gr1" draw:text-style-name="P102" svg:x1="4.517cm" svg:y1="1.552cm" svg:x2="9.623cm" svg:y2="0.467cm"><text:p/></draw:line><draw:line text:anchor-type="paragraph" draw:z-index="26" draw:name="Forme20" draw:style-name="gr1" draw:text-style-name="P102" svg:x1="5.549cm" svg:y1="2.954cm" svg:x2="9.624cm" svg:y2="0.467cm"><text:p/></draw:line><text:tab/><text:tab/><text:tab/><text:tab/>8<text:tab/><text:tab/><text:tab/><text:tab/>2</text:p>
      <text:p text:style-name="P3"/>
      <text:p text:style-name="P3"/>
      <text:p text:style-name="P3"><draw:line text:anchor-type="paragraph" draw:z-index="18" draw:name="Forme23" draw:style-name="gr1" draw:text-style-name="P102" svg:x1="5.549cm" svg:y1="1.441cm" svg:x2="11.026cm" svg:y2="0.303cm"><text:p/></draw:line><draw:line text:anchor-type="paragraph" draw:z-index="19" draw:name="Forme24" draw:style-name="gr1" draw:text-style-name="P102" svg:x1="4.517cm" svg:y1="0.092cm" svg:x2="11.026cm" svg:y2="0.304cm"><text:p/></draw:line><draw:line text:anchor-type="paragraph" draw:z-index="20" draw:name="Forme26" draw:style-name="gr1" draw:text-style-name="P102" svg:x1="4.517cm" svg:y1="0.092cm" svg:x2="9.915cm" svg:y2="1.494cm"><text:p/></draw:line><text:tab/><text:tab/><text:tab/>7<text:tab/><text:tab/><text:tab/><text:tab/><text:tab/><text:tab/>3</text:p>
      <text:p text:style-name="P3"/>
      <text:p text:style-name="P3"><text:tab/><text:tab/><text:tab/><text:tab/><text:tab/><text:tab/><text:tab/><text:tab/></text:p>
      <text:p text:style-name="P3"><text:tab/><text:tab/><text:tab/><text:tab/>6<text:tab/><text:tab/><text:tab/><text:tab/>4<text:tab/></text:p>
      <text:p text:style-name="P3"><text:tab/><text:tab/><text:tab/><text:tab/><text:tab/><text:tab/><text:tab/></text:p>
      <text:p text:style-name="P3"><text:tab/><text:tab/><text:tab/><text:tab/><text:tab/><text:tab/>5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Exercice 1:</text:p>
      <text:p text:style-name="P6"/>
      <text:p text:style-name="P4"><text:tab/><text:tab/><text:tab/><text:tab/><text:tab/><text:tab/>1</text:p>
      <text:p text:style-name="P4"><draw:line text:anchor-type="paragraph" draw:z-index="27" draw:name="Forme25" draw:style-name="gr1" draw:text-style-name="P102" svg:x1="7.798cm" svg:y1="0.074cm" svg:x2="10.999cm" svg:y2="1.688cm"><text:p/></draw:line><draw:line text:anchor-type="paragraph" draw:z-index="28" draw:name="Forme29" draw:style-name="gr1" draw:text-style-name="P102" svg:x1="9.941cm" svg:y1="0.524cm" svg:x2="7.798cm" svg:y2="0.074cm"><text:p/></draw:line><text:tab/><text:tab/><text:tab/><text:tab/>8<text:tab/><text:tab/><text:tab/><text:tab/>2</text:p>
      <text:p text:style-name="P4"><draw:line text:anchor-type="paragraph" draw:z-index="29" draw:name="Forme30" draw:style-name="gr1" draw:text-style-name="P102" svg:x1="10.999cm" svg:y1="1.201cm" svg:x2="9.941cm" svg:y2="0.037cm"><text:p/></draw:line></text:p>
      <text:p text:style-name="P4"/>
      <text:p text:style-name="P4"><draw:line text:anchor-type="paragraph" draw:z-index="30" draw:name="Forme31" draw:style-name="gr1" draw:text-style-name="P102" svg:x1="4.173cm" svg:y1="0.28cm" svg:x2="7.586cm" svg:y2="2.185cm"><text:p/></draw:line><text:tab/><text:tab/><text:tab/>7<text:tab/><text:tab/><text:tab/><text:tab/><text:tab/><text:tab/>3</text:p>
      <text:p text:style-name="P4"/>
      <text:p text:style-name="P4"><text:tab/><text:tab/><text:tab/><text:tab/><text:tab/><text:tab/><text:tab/><text:tab/></text:p>
      <text:p text:style-name="P4"><draw:line text:anchor-type="paragraph" draw:z-index="31" draw:name="Forme32" draw:style-name="gr1" draw:text-style-name="P102" svg:x1="5.311cm" svg:y1="0.037cm" svg:x2="9.835cm" svg:y2="0.302cm"><text:p/></draw:line><draw:line text:anchor-type="paragraph" draw:z-index="32" draw:name="Forme33" draw:style-name="gr1" draw:text-style-name="P102" svg:x1="7.586cm" svg:y1="0.725cm" svg:x2="5.311cm" svg:y2="0.037cm"><text:p/></draw:line><text:tab/><text:tab/><text:tab/><text:tab/>6<text:tab/><text:tab/><text:tab/><text:tab/>4<text:tab/></text:p>
      <text:p text:style-name="P4"><text:tab/><text:tab/><text:tab/><text:tab/><text:tab/><text:tab/><text:tab/></text:p>
      <text:p text:style-name="P4"><text:tab/><text:tab/><text:tab/><text:tab/><text:tab/><text:tab/>5</text:p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H"/>
        <table:table-row>
          <table:table-cell table:style-name="Tableau2.A1" office:value-type="string">
            <text:p text:style-name="P42">Arêtes lues</text:p>
          </table:table-cell>
          <table:table-cell table:style-name="Tableau2.A1" office:value-type="string">
            <text:p text:style-name="P42">Aucune</text:p>
          </table:table-cell>
          <table:table-cell table:style-name="Tableau2.A1" office:value-type="string">
            <text:p text:style-name="P42">1<text:span text:style-name="T2">2</text:span></text:p>
          </table:table-cell>
          <table:table-cell table:style-name="Tableau2.A1" office:value-type="string">
            <text:p text:style-name="P45">46</text:p>
          </table:table-cell>
          <table:table-cell table:style-name="Tableau2.A1" office:value-type="string">
            <text:p text:style-name="P45">31</text:p>
          </table:table-cell>
          <table:table-cell table:style-name="Tableau2.A1" office:value-type="string">
            <text:p text:style-name="P45">57</text:p>
          </table:table-cell>
          <table:table-cell table:style-name="Tableau2.A1" office:value-type="string">
            <text:p text:style-name="P45">23</text:p>
          </table:table-cell>
          <table:table-cell table:style-name="Tableau2.H1" office:value-type="string">
            <text:p text:style-name="P45">65</text:p>
          </table:table-cell>
        </table:table-row>
        <table:table-row>
          <table:table-cell table:style-name="Tableau2.A2" office:value-type="string">
            <text:p text:style-name="P43">comp<text:span text:style-name="T2">[1]</text:span></text:p>
          </table:table-cell>
          <table:table-cell table:style-name="Tableau2.A2" office:value-type="string">
            <text:p text:style-name="P42">Comp(1) = 1</text:p>
          </table:table-cell>
          <table:table-cell table:style-name="Tableau2.A2" office:value-type="string">
            <text:p text:style-name="P42">Comp(1) = <text:span text:style-name="T3">2</text:span></text:p>
          </table:table-cell>
          <table:table-cell table:style-name="Tableau2.A2" office:value-type="string">
            <text:p text:style-name="P42">Comp(1) = <text:span text:style-name="T3">2</text:span></text:p>
          </table:table-cell>
          <table:table-cell table:style-name="Tableau2.A2" office:value-type="string">
            <text:p text:style-name="P42">Comp(1) = <text:span text:style-name="T3">2</text:span></text:p>
          </table:table-cell>
          <table:table-cell table:style-name="Tableau2.A2" office:value-type="string">
            <text:p text:style-name="P42">Comp(1) = <text:span text:style-name="T3">2</text:span></text:p>
          </table:table-cell>
          <table:table-cell table:style-name="Tableau2.A2" office:value-type="string">
            <text:p text:style-name="P42">Comp(1) = <text:span text:style-name="T3">2</text:span></text:p>
          </table:table-cell>
          <table:table-cell table:style-name="Tableau2.H2" office:value-type="string">
            <text:p text:style-name="P42">Comp(1) = <text:span text:style-name="T3">2</text:span></text:p>
          </table:table-cell>
        </table:table-row>
        <table:table-row>
          <table:table-cell table:style-name="Tableau2.A2" office:value-type="string">
            <text:p text:style-name="P42"/>
          </table:table-cell>
          <table:table-cell table:style-name="Tableau2.A2" office:value-type="string">
            <text:p text:style-name="P42">Comp(2) = 2</text:p>
          </table:table-cell>
          <table:table-cell table:style-name="Tableau2.A2" office:value-type="string">
            <text:p text:style-name="P42">Comp(2) = <text:span text:style-name="T3">2</text:span></text:p>
          </table:table-cell>
          <table:table-cell table:style-name="Tableau2.A2" office:value-type="string">
            <text:p text:style-name="P42">Comp(2) = <text:span text:style-name="T3">2</text:span></text:p>
          </table:table-cell>
          <table:table-cell table:style-name="Tableau2.A2" office:value-type="string">
            <text:p text:style-name="P42">Comp(2) = <text:span text:style-name="T3">2</text:span></text:p>
          </table:table-cell>
          <table:table-cell table:style-name="Tableau2.A2" office:value-type="string">
            <text:p text:style-name="P42">Comp(2) = <text:span text:style-name="T3">2</text:span></text:p>
          </table:table-cell>
          <table:table-cell table:style-name="Tableau2.A2" office:value-type="string">
            <text:p text:style-name="P42">Comp(2) = <text:span text:style-name="T3">2</text:span></text:p>
          </table:table-cell>
          <table:table-cell table:style-name="Tableau2.H2" office:value-type="string">
            <text:p text:style-name="P42">Comp(2) = <text:span text:style-name="T3">2</text:span></text:p>
          </table:table-cell>
        </table:table-row>
        <table:table-row>
          <table:table-cell table:style-name="Tableau2.A2" office:value-type="string">
            <text:p text:style-name="P42"/>
          </table:table-cell>
          <table:table-cell table:style-name="Tableau2.A2" office:value-type="string">
            <text:p text:style-name="P42">Comp(3) = 3</text:p>
          </table:table-cell>
          <table:table-cell table:style-name="Tableau2.A2" office:value-type="string">
            <text:p text:style-name="P42">Comp(3) = 3</text:p>
          </table:table-cell>
          <table:table-cell table:style-name="Tableau2.A2" office:value-type="string">
            <text:p text:style-name="P42">Comp(3) = 3</text:p>
          </table:table-cell>
          <table:table-cell table:style-name="Tableau2.A2" office:value-type="string">
            <text:p text:style-name="P42">Comp(3) = <text:span text:style-name="T4">2</text:span></text:p>
          </table:table-cell>
          <table:table-cell table:style-name="Tableau2.A2" office:value-type="string">
            <text:p text:style-name="P42">Comp(3) = <text:span text:style-name="T4">2</text:span></text:p>
          </table:table-cell>
          <table:table-cell table:style-name="Tableau2.A2" office:value-type="string">
            <text:p text:style-name="P42">Comp(3) = <text:span text:style-name="T4">2</text:span></text:p>
          </table:table-cell>
          <table:table-cell table:style-name="Tableau2.H2" office:value-type="string">
            <text:p text:style-name="P42">Comp(3) = <text:span text:style-name="T4">2</text:span></text:p>
          </table:table-cell>
        </table:table-row>
        <table:table-row>
          <table:table-cell table:style-name="Tableau2.A2" office:value-type="string">
            <text:p text:style-name="P42"/>
          </table:table-cell>
          <table:table-cell table:style-name="Tableau2.A2" office:value-type="string">
            <text:p text:style-name="P42">Comp(4) = 4</text:p>
          </table:table-cell>
          <table:table-cell table:style-name="Tableau2.A2" office:value-type="string">
            <text:p text:style-name="P42">Comp(4) = 4</text:p>
          </table:table-cell>
          <table:table-cell table:style-name="Tableau2.A2" office:value-type="string">
            <text:p text:style-name="P42">Comp(4) = <text:span text:style-name="T3">6</text:span></text:p>
          </table:table-cell>
          <table:table-cell table:style-name="Tableau2.A2" office:value-type="string">
            <text:p text:style-name="P42">Comp(4) = <text:span text:style-name="T3">6</text:span></text:p>
          </table:table-cell>
          <table:table-cell table:style-name="Tableau2.A2" office:value-type="string">
            <text:p text:style-name="P42">Comp(4) = <text:span text:style-name="T3">6</text:span></text:p>
          </table:table-cell>
          <table:table-cell table:style-name="Tableau2.A2" office:value-type="string">
            <text:p text:style-name="P42">Comp(4) = <text:span text:style-name="T3">6</text:span></text:p>
          </table:table-cell>
          <table:table-cell table:style-name="Tableau2.H2" office:value-type="string">
            <text:p text:style-name="P42">Comp(4) = <text:span text:style-name="T4">7</text:span></text:p>
          </table:table-cell>
        </table:table-row>
        <table:table-row>
          <table:table-cell table:style-name="Tableau2.A2" office:value-type="string">
            <text:p text:style-name="P42"/>
          </table:table-cell>
          <table:table-cell table:style-name="Tableau2.A2" office:value-type="string">
            <text:p text:style-name="P42">Comp(5) = 5</text:p>
          </table:table-cell>
          <table:table-cell table:style-name="Tableau2.A2" office:value-type="string">
            <text:p text:style-name="P42">Comp(5) = 5</text:p>
          </table:table-cell>
          <table:table-cell table:style-name="Tableau2.A2" office:value-type="string">
            <text:p text:style-name="P42">Comp(5) = 5</text:p>
          </table:table-cell>
          <table:table-cell table:style-name="Tableau2.A2" office:value-type="string">
            <text:p text:style-name="P42">Comp(5) = 5</text:p>
          </table:table-cell>
          <table:table-cell table:style-name="Tableau2.A2" office:value-type="string">
            <text:p text:style-name="P42">Comp(5) = <text:span text:style-name="T4">7</text:span></text:p>
          </table:table-cell>
          <table:table-cell table:style-name="Tableau2.A2" office:value-type="string">
            <text:p text:style-name="P42">Comp(5) = <text:span text:style-name="T4">7</text:span></text:p>
          </table:table-cell>
          <table:table-cell table:style-name="Tableau2.H2" office:value-type="string">
            <text:p text:style-name="P42">Comp(5) = <text:span text:style-name="T4">7</text:span></text:p>
          </table:table-cell>
        </table:table-row>
        <table:table-row>
          <table:table-cell table:style-name="Tableau2.A2" office:value-type="string">
            <text:p text:style-name="P42"/>
          </table:table-cell>
          <table:table-cell table:style-name="Tableau2.A2" office:value-type="string">
            <text:p text:style-name="P42">Comp(6) = 6</text:p>
          </table:table-cell>
          <table:table-cell table:style-name="Tableau2.A2" office:value-type="string">
            <text:p text:style-name="P42">Comp(6) = 6</text:p>
          </table:table-cell>
          <table:table-cell table:style-name="Tableau2.A2" office:value-type="string">
            <text:p text:style-name="P42">Comp(6) = <text:span text:style-name="T3">6</text:span></text:p>
          </table:table-cell>
          <table:table-cell table:style-name="Tableau2.A2" office:value-type="string">
            <text:p text:style-name="P42">Comp(6) = <text:span text:style-name="T3">6</text:span></text:p>
          </table:table-cell>
          <table:table-cell table:style-name="Tableau2.A2" office:value-type="string">
            <text:p text:style-name="P42">Comp(6) = <text:span text:style-name="T3">6</text:span></text:p>
          </table:table-cell>
          <table:table-cell table:style-name="Tableau2.A2" office:value-type="string">
            <text:p text:style-name="P42">Comp(6) = <text:span text:style-name="T3">6</text:span></text:p>
          </table:table-cell>
          <table:table-cell table:style-name="Tableau2.H2" office:value-type="string">
            <text:p text:style-name="P42">Comp(6) = <text:span text:style-name="T4">7</text:span></text:p>
          </table:table-cell>
        </table:table-row>
        <table:table-row>
          <table:table-cell table:style-name="Tableau2.A2" office:value-type="string">
            <text:p text:style-name="P42"/>
          </table:table-cell>
          <table:table-cell table:style-name="Tableau2.A2" office:value-type="string">
            <text:p text:style-name="P44">Comp(7) = 7</text:p>
          </table:table-cell>
          <table:table-cell table:style-name="Tableau2.A2" office:value-type="string">
            <text:p text:style-name="P44">Comp(7) = 7</text:p>
          </table:table-cell>
          <table:table-cell table:style-name="Tableau2.A2" office:value-type="string">
            <text:p text:style-name="P44">Comp(7) = 7</text:p>
          </table:table-cell>
          <table:table-cell table:style-name="Tableau2.A2" office:value-type="string">
            <text:p text:style-name="P44">Comp(7) = 7</text:p>
          </table:table-cell>
          <table:table-cell table:style-name="Tableau2.A2" office:value-type="string">
            <text:p text:style-name="P44">Comp(7) = 7</text:p>
          </table:table-cell>
          <table:table-cell table:style-name="Tableau2.A2" office:value-type="string">
            <text:p text:style-name="P44">Comp(7) = 7</text:p>
          </table:table-cell>
          <table:table-cell table:style-name="Tableau2.H2" office:value-type="string">
            <text:p text:style-name="P44">Comp(7) = 7</text:p>
          </table:table-cell>
        </table:table-row>
        <table:table-row>
          <table:table-cell table:style-name="Tableau2.A2" office:value-type="string">
            <text:p text:style-name="P42"/>
          </table:table-cell>
          <table:table-cell table:style-name="Tableau2.A2" office:value-type="string">
            <text:p text:style-name="P44">Comp(8) = 8</text:p>
          </table:table-cell>
          <table:table-cell table:style-name="Tableau2.A2" office:value-type="string">
            <text:p text:style-name="P44">Comp(8) = 8</text:p>
          </table:table-cell>
          <table:table-cell table:style-name="Tableau2.A2" office:value-type="string">
            <text:p text:style-name="P44">Comp(8) = 8</text:p>
          </table:table-cell>
          <table:table-cell table:style-name="Tableau2.A2" office:value-type="string">
            <text:p text:style-name="P44">Comp(8) = 8</text:p>
          </table:table-cell>
          <table:table-cell table:style-name="Tableau2.A2" office:value-type="string">
            <text:p text:style-name="P44">Comp(8) = 8</text:p>
          </table:table-cell>
          <table:table-cell table:style-name="Tableau2.A2" office:value-type="string">
            <text:p text:style-name="P44">Comp(8) = 8</text:p>
          </table:table-cell>
          <table:table-cell table:style-name="Tableau2.H2" office:value-type="string">
            <text:p text:style-name="P44">Comp(8) = 8</text:p>
          </table:table-cell>
        </table:table-row>
      </table:table>
      <text:p text:style-name="P7"/>
      <text:p text:style-name="P9">Exercice 3:</text:p>
      <text:p text:style-name="P9"/>
      <text:p text:style-name="P9">a) Supposons que G n'est pas un couplage. (Union de P2) <text:span text:style-name="T5">(P = Path en anglais)</text:span></text:p>
      <text:p text:style-name="P10"/>
      <text:p text:style-name="P10">- Si G contient un P3 (en sous graphe induit ou non) alors G contient un sommet de degré au moins 2., ce qui contredis l'hypothèse "1-regulier" ( pour tout u eV, dG(v) = 1)</text:p>
      <text:p text:style-name="P10"/>
      <text:p text:style-name="P10">- Si G contient un P1, alors à nouveau contradiction avec l'hypothèse "1-regulier"</text:p>
      <text:p text:style-name="P10"/>
      <text:p text:style-name="P11">Donc G n'est pas un couplage est faux -&gt; si 1-regulier couplage</text:p>
      <text:p text:style-name="P11"/>
      <text:p text:style-name="P11"/>
      <text:p text:style-name="P11">b) Supposons que G n'est pas une union disjointe de cycles, (G != Uck)</text:p>
      <text:p text:style-name="P11"/>
      <text:p text:style-name="P11">- Si G contient au moins 3 voisins, alors G contient un sommet de degré au moins 3, contredisant l'hypothèse "2-regulier <text:span text:style-name="T6">Alors G est une union disjointe de cycles chemins</text:span></text:p>
      <text:p text:style-name="P12">par hypothèse (G != Uck) G contient un chemin, or les extremités du chemin sont de degrés 1, contredisant l'hypothèse 2-régulier.</text:p>
      <text:p text:style-name="P12"><text:soft-page-break/></text:p>
      <text:p text:style-name="P12">c) <text:span text:style-name="T7">Construire tous les graphes 3-réguliers à 6 sommets, on observe que |E| = 9</text:span></text:p>
      <text:p text:style-name="P13">2.|E| = somme de v e V dG(v) = 6 * 3</text:p>
      <text:p text:style-name="P12"/>
      <text:p text:style-name="P13">1) yz e E, zt e E, ty e E =&gt; impossible</text:p>
      <text:p text:style-name="P13"/>
      <text:p text:style-name="P14"><draw:line text:anchor-type="paragraph" draw:z-index="39" draw:name="Forme52" draw:style-name="gr1" draw:text-style-name="P102" svg:x1="2.057cm" svg:y1="1.914cm" svg:x2="3.645cm" svg:y2="0.459cm"><text:p/></draw:line><draw:line text:anchor-type="paragraph" draw:z-index="41" draw:name="Forme57" draw:style-name="gr1" draw:text-style-name="P102" svg:x1="3.38cm" svg:y1="3.581cm" svg:x2="3.645cm" svg:y2="0.459cm"><text:p/></draw:line><draw:line text:anchor-type="paragraph" draw:z-index="43" draw:name="Forme59" draw:style-name="gr1" draw:text-style-name="P102" svg:x1="3.644cm" svg:y1="0.459cm" svg:x2="2.824cm" svg:y2="1.914cm"><text:p/></draw:line><text:tab/><text:tab/><text:tab/><text:span text:style-name="T9">y</text:span></text:p>
      <text:p text:style-name="P14"/>
      <text:p text:style-name="P14"/>
      <text:p text:style-name="P14"><draw:line text:anchor-type="paragraph" draw:z-index="40" draw:name="Forme54" draw:style-name="gr1" draw:text-style-name="P102" svg:x1="2.057cm" svg:y1="0.453cm" svg:x2="3.38cm" svg:y2="2.12cm"><text:p/></draw:line><draw:line text:anchor-type="paragraph" draw:z-index="42" draw:name="Forme58" draw:style-name="gr1" draw:text-style-name="P102" svg:x1="3.38cm" svg:y1="2.12cm" svg:x2="2.824cm" svg:y2="0.453cm"><text:p/></draw:line><draw:line text:anchor-type="paragraph" draw:z-index="44" draw:name="Forme60" draw:style-name="gr1" draw:text-style-name="P102" svg:x1="2.057cm" svg:y1="0.453cm" svg:x2="2.824cm" svg:y2="0.453cm"><text:p/></draw:line><text:tab/> <text:s text:c="3"/><text:span text:style-name="T9">x<text:tab/> <text:s text:c="5"/>z<text:tab/> <text:s text:c="4"/><text:tab/> p1</text:span></text:p>
      <text:p text:style-name="P14"/>
      <text:p text:style-name="P14"><text:tab/><text:tab/><text:tab/><text:tab/> <text:span text:style-name="T9">p2</text:span></text:p>
      <text:p text:style-name="P14"/>
      <text:p text:style-name="P14"><text:tab/><text:tab/> <text:s text:c="5"/><text:span text:style-name="T9">t</text:span></text:p>
      <text:p text:style-name="P13"/>
      <text:p text:style-name="P13">2) yz e E, zt e E, ty non(e) E =&gt; impossible</text:p>
      <text:p text:style-name="P13"/>
      <text:p text:style-name="P13"><draw:line text:anchor-type="paragraph" draw:z-index="33" draw:name="Forme52" draw:style-name="gr1" draw:text-style-name="P102" svg:x1="2.057cm" svg:y1="1.914cm" svg:x2="3.645cm" svg:y2="0.459cm"><text:p/></draw:line><draw:line text:anchor-type="paragraph" draw:z-index="34" draw:name="Forme53" draw:style-name="gr1" draw:text-style-name="P102" svg:x1="3.75cm" svg:y1="2.047cm" svg:x2="3.644cm" svg:y2="0.459cm"><text:p/></draw:line><draw:line text:anchor-type="paragraph" draw:z-index="37" draw:style-name="gr1" draw:text-style-name="P102" svg:x1="3.644cm" svg:y1="0.459cm" svg:x2="5.417cm" svg:y2="1.808cm"><text:p/></draw:line><text:tab/><text:tab/><text:tab/><text:span text:style-name="T9">y</text:span></text:p>
      <text:p text:style-name="P13"/>
      <text:p text:style-name="P13"/>
      <text:p text:style-name="P13"><draw:line text:anchor-type="paragraph" draw:z-index="35" draw:name="Forme54" draw:style-name="gr1" draw:text-style-name="P102" svg:x1="2.057cm" svg:y1="0.453cm" svg:x2="3.38cm" svg:y2="2.12cm"><text:p/></draw:line><draw:line text:anchor-type="paragraph" draw:z-index="38" draw:name="Forme56" draw:style-name="gr1" draw:text-style-name="P102" svg:x1="2.057cm" svg:y1="0.453cm" svg:x2="3.75cm" svg:y2="0.585cm"><text:p/></draw:line><text:tab/> <text:s text:c="3"/><text:span text:style-name="T9">x<text:tab/><text:tab/> <text:s/>z<text:tab/> <text:s text:c="5"/>p1</text:span></text:p>
      <text:p text:style-name="P13"><draw:line text:anchor-type="paragraph" draw:z-index="36" draw:name="Forme55" draw:style-name="gr1" draw:text-style-name="P102" svg:x1="3.75cm" svg:y1="0.099cm" svg:x2="3.38cm" svg:y2="1.634cm"><text:p/></draw:line></text:p>
      <text:p text:style-name="P13"><text:tab/><text:tab/><text:tab/><text:tab/> <text:s text:c="4"/><text:span text:style-name="T9">p2</text:span></text:p>
      <text:p text:style-name="P13"/>
      <text:p text:style-name="P13"><text:tab/><text:tab/> <text:s text:c="5"/><text:span text:style-name="T9">t</text:span></text:p>
      <text:p text:style-name="P13"/>
      <text:p text:style-name="P14"><text:span text:style-name="T9">3)</text:span> yz e E, zt <text:span text:style-name="T9">non(</text:span>e<text:span text:style-name="T9">)</text:span> E, ty <text:span text:style-name="T9">non(</text:span>e<text:span text:style-name="T9">) </text:span>E <text:span text:style-name="T10">=&gt; possible</text:span></text:p>
      <text:p text:style-name="P14"/>
      <text:p text:style-name="P15"><draw:line text:anchor-type="paragraph" draw:z-index="45" draw:name="Forme52" draw:style-name="gr1" draw:text-style-name="P102" svg:x1="2.057cm" svg:y1="1.914cm" svg:x2="3.645cm" svg:y2="0.459cm"><text:p/></draw:line><draw:line text:anchor-type="paragraph" draw:z-index="46" draw:name="Forme53" draw:style-name="gr1" draw:text-style-name="P102" svg:x1="3.75cm" svg:y1="2.047cm" svg:x2="3.644cm" svg:y2="0.459cm"><text:p/></draw:line><draw:line text:anchor-type="paragraph" draw:z-index="48" draw:style-name="gr1" draw:text-style-name="P102" svg:x1="3.644cm" svg:y1="0.459cm" svg:x2="5.417cm" svg:y2="1.808cm"><text:p/></draw:line><text:tab/><text:tab/><text:tab/><text:span text:style-name="T9">y</text:span></text:p>
      <text:p text:style-name="P15"/>
      <text:p text:style-name="P15"/>
      <text:p text:style-name="P15"><draw:line text:anchor-type="paragraph" draw:z-index="47" draw:name="Forme54" draw:style-name="gr1" draw:text-style-name="P102" svg:x1="2.057cm" svg:y1="0.453cm" svg:x2="3.38cm" svg:y2="2.12cm"><text:p/></draw:line><draw:line text:anchor-type="paragraph" draw:z-index="49" draw:name="Forme56" draw:style-name="gr1" draw:text-style-name="P102" svg:x1="2.057cm" svg:y1="0.453cm" svg:x2="3.75cm" svg:y2="0.585cm"><text:p/></draw:line><draw:line text:anchor-type="paragraph" draw:z-index="52" draw:name="Forme63" draw:style-name="gr1" draw:text-style-name="P102" svg:x1="3.38cm" svg:y1="2.12cm" svg:x2="5.417cm" svg:y2="0.347cm"><text:p/></draw:line><draw:line text:anchor-type="paragraph" draw:z-index="53" draw:name="Forme64" draw:style-name="gr1" draw:text-style-name="P102" svg:x1="5.285cm" svg:y1="1.204cm" svg:x2="5.417cm" svg:y2="0.347cm"><text:p/></draw:line><text:tab/> <text:s text:c="3"/><text:span text:style-name="T9">x<text:tab/><text:tab/> <text:s/>z<text:tab/> <text:s text:c="5"/>p1</text:span></text:p>
      <text:p text:style-name="P15"><draw:line text:anchor-type="paragraph" draw:z-index="51" draw:name="Forme62" draw:style-name="gr1" draw:text-style-name="P102" svg:x1="3.75cm" svg:y1="0.099cm" svg:x2="5.285cm" svg:y2="0.718cm"><text:p/></draw:line></text:p>
      <text:p text:style-name="P15"><draw:line text:anchor-type="paragraph" draw:z-index="50" draw:name="Forme61" draw:style-name="gr1" draw:text-style-name="P102" svg:x1="3.38cm" svg:y1="1.146cm" svg:x2="5.285cm" svg:y2="0.231cm"><text:p/></draw:line><text:tab/><text:tab/><text:tab/><text:tab/> <text:s text:c="4"/><text:span text:style-name="T9">p2</text:span></text:p>
      <text:p text:style-name="P15"/>
      <text:p text:style-name="P15"><text:tab/><text:tab/> <text:s text:c="5"/><text:span text:style-name="T9">t</text:span></text:p>
      <text:p text:style-name="P15"/>
      <text:p text:style-name="P17">4) <text:span text:style-name="T8">yz </text:span>non(<text:span text:style-name="T8">e</text:span>)<text:span text:style-name="T8"> E, zt non(e) E, ty non(e) E </text:span>=&gt; possible</text:p>
      <text:p text:style-name="P14"/>
      <text:p text:style-name="P16"><draw:line text:anchor-type="paragraph" draw:z-index="54" draw:name="Forme52" draw:style-name="gr1" draw:text-style-name="P102" svg:x1="2.057cm" svg:y1="1.914cm" svg:x2="3.645cm" svg:y2="0.459cm"><text:p/></draw:line><draw:line text:anchor-type="paragraph" draw:z-index="56" draw:style-name="gr1" draw:text-style-name="P102" svg:x1="3.644cm" svg:y1="0.459cm" svg:x2="5.417cm" svg:y2="1.808cm"><text:p/></draw:line><draw:line text:anchor-type="paragraph" draw:z-index="62" draw:name="Forme35" draw:style-name="gr1" draw:text-style-name="P102" svg:x1="3.644cm" svg:y1="0.459cm" svg:x2="5.284cm" svg:y2="2.666cm"><text:p/></draw:line><text:tab/><text:tab/><text:tab/><text:span text:style-name="T9">y</text:span></text:p>
      <text:p text:style-name="P16"/>
      <text:p text:style-name="P16"/>
      <text:p text:style-name="P16"><draw:line text:anchor-type="paragraph" draw:z-index="55" draw:name="Forme54" draw:style-name="gr1" draw:text-style-name="P102" svg:x1="2.057cm" svg:y1="0.453cm" svg:x2="3.38cm" svg:y2="2.12cm"><text:p/></draw:line><draw:line text:anchor-type="paragraph" draw:z-index="57" draw:name="Forme56" draw:style-name="gr1" draw:text-style-name="P102" svg:x1="2.057cm" svg:y1="0.453cm" svg:x2="3.75cm" svg:y2="0.585cm"><text:p/></draw:line><draw:line text:anchor-type="paragraph" draw:z-index="60" draw:name="Forme63" draw:style-name="gr1" draw:text-style-name="P102" svg:x1="3.38cm" svg:y1="2.12cm" svg:x2="5.417cm" svg:y2="0.347cm"><text:p/></draw:line><draw:line text:anchor-type="paragraph" draw:z-index="61" draw:name="Forme34" draw:style-name="gr1" draw:text-style-name="P102" svg:x1="3.75cm" svg:y1="0.585cm" svg:x2="5.417cm" svg:y2="0.347cm"><text:p/></draw:line><text:tab/> <text:s text:c="3"/><text:span text:style-name="T9">x<text:tab/><text:tab/> <text:s/>z<text:tab/> <text:s text:c="5"/>p1</text:span></text:p>
      <text:p text:style-name="P16"><draw:line text:anchor-type="paragraph" draw:z-index="59" draw:name="Forme62" draw:style-name="gr1" draw:text-style-name="P102" svg:x1="3.75cm" svg:y1="0.099cm" svg:x2="5.285cm" svg:y2="0.718cm"><text:p/></draw:line></text:p>
      <text:p text:style-name="P16"><draw:line text:anchor-type="paragraph" draw:z-index="58" draw:name="Forme61" draw:style-name="gr1" draw:text-style-name="P102" svg:x1="3.38cm" svg:y1="1.146cm" svg:x2="5.285cm" svg:y2="0.231cm"><text:p/></draw:line><text:tab/><text:tab/><text:tab/><text:tab/> <text:s text:c="4"/><text:span text:style-name="T9">p2</text:span></text:p>
      <text:p text:style-name="P16"/>
      <text:p text:style-name="P16"><text:tab/><text:tab/> <text:s text:c="5"/><text:span text:style-name="T9">t</text:span></text:p>
      <text:p text:style-name="P18">d) 3-réguliers à 7 sommets 2.|E| = somme v e V dG(v) = 3 * 7 = 21 =&gt; impossible</text:p>
      <text:p text:style-name="P18"/>
      <text:p text:style-name="P18"/>
      <text:p text:style-name="P18"/>
      <text:p text:style-name="P18"/>
      <text:p text:style-name="P18"><text:soft-page-break/>Exercice 4:</text:p>
      <text:p text:style-name="P18"/>
      <text:p text:style-name="P18">a) "chaque sommet voit tout les autres" 2.|E| = somme v e V dG(v) = n(n – 1) (graphe <text:span text:style-name="T11">complet</text:span> ou clique) d'où |E| = n(n - 1) / 2.</text:p>
      <text:p text:style-name="P18"/>
      <text:p text:style-name="P19">par reccurence sur n</text:p>
      <text:p text:style-name="P19"/>
      <text:p text:style-name="P19">si n = 1, alors m = 0 = n(n – 1) / 2 (vraie)</text:p>
      <text:p text:style-name="P19"/>
      <text:p text:style-name="P19">supposons la formule vraie au rang qu'en est il au rang n</text:p>
      <text:p text:style-name="P19"/>
      <text:p text:style-name="P19">|E| &lt;= (n – 1)(n – 2) / 2 + n – 1 &lt;= n(n – 1) / 2</text:p>
      <text:p text:style-name="P19"/>
      <text:p text:style-name="P19"/>
      <text:p text:style-name="P19">G: <text:s text:c="21"/>V1<text:tab/><text:tab/><text:tab/><text:tab/>V2</text:p>
      <text:p text:style-name="P19"><draw:custom-shape text:anchor-type="paragraph" draw:z-index="63" draw:name="Forme36" draw:style-name="gr2" draw:text-style-name="P103" svg:width="2.7cm" svg:height="2.7cm" svg:x="1.713cm" svg:y="0.2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Forme36" draw:style-name="gr2" draw:text-style-name="P103" svg:width="2.7cm" svg:height="2.7cm" svg:x="6.502cm" svg:y="0.1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/>
      <text:p text:style-name="P19"><text:s text:c="9"/></text:p>
      <text:p text:style-name="P19"/>
      <text:p text:style-name="P19"/>
      <text:p text:style-name="P19"/>
      <text:p text:style-name="P19"><text:tab/><text:tab/> <text:s text:c="2"/>n1<text:tab/><text:tab/><text:tab/><text:tab/>n2</text:p>
      <text:p text:style-name="P19"/>
      <text:p text:style-name="P19">m = max n1 + n2 = n n1(n1-1) /2 + n2(n2 -1) /2</text:p>
      <text:p text:style-name="P19"/>
      <text:p text:style-name="P20">b) #maximum d'arêtes d'un graphe ayant 2 composantes connexes</text:p>
      <text:p text:style-name="P20"/>
      <text:p text:style-name="P20">m? = max {n1(n1 – 1) / 2 + n2(n2 – 1) /2}</text:p>
      <text:p text:style-name="P20"/>
      <text:p text:style-name="P20">posons f(n1) = n1(n1 – 1) / 2 + (n – n1) (n – n1 – 1) / 2</text:p>
      <text:p text:style-name="P20"/>
      <text:p text:style-name="P20">Analysons f(n1) = n1(n1 -n ) + (n² – n) / 2</text:p>
      <text:p text:style-name="P20"/>
      <text:p text:style-name="P21">f<text:span text:style-name="T12">`</text:span>(n1) = <text:span text:style-name="T12">2n1 – n ?= 0</text:span></text:p>
      <text:p text:style-name="P21"/>
      <text:p text:style-name="P22"><draw:line text:anchor-type="paragraph" draw:z-index="65" draw:name="Forme37" draw:style-name="gr1" draw:text-style-name="P102" svg:x1="4.755cm" svg:y1="1.907cm" svg:x2="9.967cm" svg:y2="2.489cm"><text:p/></draw:line>n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46">n1</text:p>
          </table:table-cell>
          <table:table-cell table:style-name="Tableau1.A1" office:value-type="string">
            <text:p text:style-name="P46">1</text:p>
          </table:table-cell>
          <table:table-cell table:style-name="Tableau1.A1" office:value-type="string">
            <text:p text:style-name="P46">n/2</text:p>
          </table:table-cell>
          <table:table-cell table:style-name="Tableau1.D1" office:value-type="string">
            <text:p text:style-name="P46">n-1</text:p>
          </table:table-cell>
        </table:table-row>
        <table:table-row>
          <table:table-cell table:style-name="Tableau1.A2" office:value-type="string">
            <text:p text:style-name="P46">f`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P46">0</text:p>
          </table:table-cell>
          <table:table-cell table:style-name="Tableau1.D2" office:value-type="string">
            <text:p text:style-name="P46">+</text:p>
          </table:table-cell>
        </table:table-row>
        <table:table-row>
          <table:table-cell table:style-name="Tableau1.A2" office:value-type="string">
            <text:p text:style-name="P46">f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><draw:line text:anchor-type="paragraph" draw:z-index="66" draw:name="Forme38" draw:style-name="gr1" draw:text-style-name="P102" svg:x1="3.418cm" svg:y1="0.009cm" svg:x2="-2.879cm" svg:y2="0.538cm"><text:p/></draw:line></text:p>
          </table:table-cell>
        </table:table-row>
      </table:table>
      <text:p text:style-name="P22"/>
      <text:p text:style-name="P22"/>
      <text:p text:style-name="P34">Autre preuve:</text:p>
      <text:p text:style-name="P22"/>
      <text:p text:style-name="P22">Soient C1 et C2 les 2 composantes connexes |C1| &gt;= |C2|</text:p>
      <text:p text:style-name="P22"/>
      <text:p text:style-name="P22">Si |C2| &gt;= 2 , soit x e C2</text:p>
      <text:p text:style-name="P22"/>
      <text:p text:style-name="P22">le sommet x a au plus |C2| - 1 voisins dans C2</text:p>
      <text:p text:style-name="P22"/>
      <text:p text:style-name="P22">Si on déplace le sommet x dans C1, alors il aura |C1| &gt; |C2| - 1 voisins</text:p>
      <text:p text:style-name="P22"/>
      <text:p text:style-name="P48"><text:soft-page-break/>On peut réiterer cette modification tant que |C2| &gt;= 2</text:p>
      <text:p text:style-name="P48">À la fin, |C2| = 1 </text:p>
      <text:p text:style-name="P48"/>
      <text:p text:style-name="P48">c) Soit C1, C2, ..., Cc des composante et n1, n2, ..., nc leur taille.</text:p>
      <text:p text:style-name="P48"/>
      <text:p text:style-name="P35"><text:span text:style-name="T14">n</text:span><text:span text:style-name="T13">² / 4 <text:s/></text:span><text:span text:style-name="T14">(à faire)</text:span></text:p>
      <text:p text:style-name="P49"/>
      <text:p text:style-name="P49"/>
      <text:p text:style-name="P36">Exercice 9:</text:p>
      <text:p text:style-name="P50"/>
      <text:p text:style-name="P51">a) </text:p>
      <text:p text:style-name="P51"/>
      <text:p text:style-name="P51"/>
      <text:p text:style-name="P51"/>
      <text:p text:style-name="P37"><text:span text:style-name="T13">C5: </text:span><text:span text:style-name="T16">Arêtes prise en compte en rouge.</text:span></text:p>
      <text:p text:style-name="P52"><draw:line text:anchor-type="paragraph" draw:z-index="71" draw:name="Forme43" draw:style-name="gr1" draw:text-style-name="P102" svg:x1="6.29cm" svg:y1="3.196cm" svg:x2="5.39cm" svg:y2="5.736cm"><text:p/></draw:line><draw:line text:anchor-type="paragraph" draw:z-index="70" draw:name="Forme42" draw:style-name="gr4" draw:text-style-name="P102" svg:x1="2.665cm" svg:y1="5.736cm" svg:x2="5.39cm" svg:y2="5.736cm"><text:p/></draw:line><draw:line text:anchor-type="paragraph" draw:z-index="69" draw:name="Forme41" draw:style-name="gr1" draw:text-style-name="P102" svg:x1="1.739cm" svg:y1="3.143cm" svg:x2="2.665cm" svg:y2="5.736cm"><text:p/></draw:line><draw:line text:anchor-type="paragraph" draw:z-index="68" draw:name="Forme40" draw:style-name="gr3" draw:text-style-name="P102" svg:x1="4.015cm" svg:y1="1.238cm" svg:x2="6.29cm" svg:y2="3.196cm"><text:p/></draw:line><draw:line text:anchor-type="paragraph" draw:z-index="67" draw:name="Forme39" draw:style-name="gr1" draw:text-style-name="P102" svg:x1="1.739cm" svg:y1="3.143cm" svg:x2="4.014cm" svg:y2="1.238cm"><text:p/></draw:line></text:p>
      <text:p text:style-name="P37"><text:span text:style-name="T13"><text:tab/><text:tab/><text:tab/> 0 </text:span><text:span text:style-name="T16">=&gt; 1</text:span></text:p>
      <text:p text:style-name="P53"/>
      <text:p text:style-name="P53"><text:tab/></text:p>
      <text:p text:style-name="P37"><text:span text:style-name="T13"><text:tab/><text:tab/> <text:s/></text:span><text:span text:style-name="T15">5</text:span><text:span text:style-name="T13"><text:tab/><text:tab/></text:span><text:span text:style-name="T15">1</text:span></text:p>
      <text:p text:style-name="P53"/>
      <text:p text:style-name="P37"><text:span text:style-name="T13"><text:tab/>0<text:tab/><text:tab/><text:tab/><text:tab/> <text:s/>0 </text:span><text:span text:style-name="T16">=&gt; 1</text:span></text:p>
      <text:p text:style-name="P53"/>
      <text:p text:style-name="P53"/>
      <text:p text:style-name="P37"><text:span text:style-name="T13"><text:tab/> <text:s text:c="7"/></text:span><text:span text:style-name="T15">4<text:tab/></text:span><text:span text:style-name="T13"><text:tab/><text:tab/> <text:s text:c="5"/></text:span><text:span text:style-name="T15">2</text:span></text:p>
      <text:p text:style-name="P53"/>
      <text:p text:style-name="P37"><text:span text:style-name="T13"><text:tab/><text:tab/><text:tab/> <text:s text:c="2"/></text:span><text:span text:style-name="T15">3</text:span><text:span text:style-name="T13"><text:tab/></text:span></text:p>
      <text:p text:style-name="P37"><text:span text:style-name="T13"><text:tab/><text:tab/>0 </text:span><text:span text:style-name="T16">=&gt; 1</text:span><text:span text:style-name="T13"><text:tab/><text:tab/> <text:s text:c="2"/>0 </text:span><text:span text:style-name="T16">=&gt; 1</text:span></text:p>
      <text:p text:style-name="P37"/>
      <text:p text:style-name="P37"/>
      <text:p text:style-name="P37"/>
      <text:p text:style-name="P37"/>
      <text:p text:style-name="P23"><draw:line text:anchor-type="paragraph" draw:z-index="77" draw:name="Forme51" draw:style-name="gr1" draw:text-style-name="P102" svg:x1="1.686cm" svg:y1="5.943cm" svg:x2="3.221cm" svg:y2="7.028cm"><text:p/></draw:line><draw:line text:anchor-type="paragraph" draw:z-index="76" draw:name="Forme50" draw:style-name="gr1" draw:text-style-name="P102" svg:x1="4.729cm" svg:y1="5.943cm" svg:x2="3.221cm" svg:y2="7.028cm"><text:p/></draw:line><draw:line text:anchor-type="paragraph" draw:z-index="75" draw:name="Forme49" draw:style-name="gr1" draw:text-style-name="P102" svg:x1="4.782cm" svg:y1="3.297cm" svg:x2="3.194cm" svg:y2="2.027cm"><text:p/></draw:line><draw:line text:anchor-type="paragraph" draw:z-index="74" draw:name="Forme45" draw:style-name="gr1" draw:text-style-name="P102" svg:x1="1.686cm" svg:y1="3.297cm" svg:x2="3.194cm" svg:y2="2.027cm"><text:p/></draw:line><draw:line text:anchor-type="paragraph" draw:z-index="73" draw:name="Forme48" draw:style-name="gr3" draw:text-style-name="P102" svg:x1="4.782cm" svg:y1="3.297cm" svg:x2="4.729cm" svg:y2="5.943cm"><text:p/></draw:line><draw:line text:anchor-type="paragraph" draw:z-index="72" draw:name="Forme44" draw:style-name="gr3" draw:text-style-name="P102" svg:x1="1.686cm" svg:y1="3.297cm" svg:x2="1.686cm" svg:y2="5.943cm"><text:p/></draw:line>C6: <text:span text:style-name="T20">possible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4"><draw:line text:anchor-type="paragraph" draw:z-index="83" draw:name="Forme51" draw:style-name="gr1" draw:text-style-name="P102" svg:x1="1.686cm" svg:y1="5.943cm" svg:x2="3.221cm" svg:y2="7.028cm"><text:p/></draw:line><draw:line text:anchor-type="paragraph" draw:z-index="82" draw:name="Forme50" draw:style-name="gr3" draw:text-style-name="P102" svg:x1="4.729cm" svg:y1="5.943cm" svg:x2="3.221cm" svg:y2="7.028cm"><text:p/></draw:line><draw:line text:anchor-type="paragraph" draw:z-index="81" draw:name="Forme49" draw:style-name="gr3" draw:text-style-name="P102" svg:x1="4.782cm" svg:y1="3.297cm" svg:x2="3.194cm" svg:y2="2.027cm"><text:p/></draw:line><draw:line text:anchor-type="paragraph" draw:z-index="80" draw:name="Forme45" draw:style-name="gr1" draw:text-style-name="P102" svg:x1="1.686cm" svg:y1="3.297cm" svg:x2="3.194cm" svg:y2="2.027cm"><text:p/></draw:line><draw:line text:anchor-type="paragraph" draw:z-index="79" draw:name="Forme48" draw:style-name="gr5" draw:text-style-name="P102" svg:x1="4.782cm" svg:y1="3.297cm" svg:x2="4.729cm" svg:y2="5.943cm"><text:p/></draw:line><draw:line text:anchor-type="paragraph" draw:z-index="78" draw:name="Forme44" draw:style-name="gr3" draw:text-style-name="P102" svg:x1="1.686cm" svg:y1="3.297cm" svg:x2="1.686cm" svg:y2="5.943cm"><text:p/></draw:line><text:soft-page-break/>C6: <text:span text:style-name="T20">possible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/>
      <text:p text:style-name="P25">On obtient un ocuplage maximal maximal (i.e. "que l'on ne peut pas étendre ; ajouter une arête et rester un couples)</text:p>
      <text:p text:style-name="P26">Ce couplage maximal peut être ou non de cardinalité maximum.</text:p>
      <text:p text:style-name="P26"/>
      <text:p text:style-name="P26">Ex: <text:span text:style-name="T21">(</text:span>voir shema possible C6<text:span text:style-name="T21">)</text:span></text:p>
      <text:p text:style-name="P26"/>
      <text:p text:style-name="P27">b) La complexité est O(n + m)</text:p>
      <text:p text:style-name="P27"/>
      <text:p text:style-name="P28">c) On veut montrer "C couplage maximal" par l'absurde. Supposons que C n'est pas un couplage (ens d'arêtes ind)</text:p>
      <text:p text:style-name="P28">Soient xy et yz deux arêtes adjacentes. De plus, supposons xy &lt; yz (ordre de sélection arêtes).</text:p>
      <text:p text:style-name="P28">Lorsque cy est sélectionnée, alors ((x) &lt;- 1 et c(y) &lt;- 1. Il est donc impossilbe d'ajouter yz qui nécessite c(y) = c(z) = 0 c'est bien un couplage</text:p>
      <text:p text:style-name="P28"/>
      <text:p text:style-name="P28">Si l'ensemble des C n'est pas maxial, alors il existe xy non(e) l'ensemble des C telle que x et y ne sont incidents à aucune des arêtes de l'ensemble des C</text:p>
      <text:p text:style-name="P28"/>
      <text:p text:style-name="P29">Autrement dit, c(x) = c(y) = 0 Il sais que lorsque xy est examinée par ALGO, alors xy est ajoutée à l'ensemble des C, contradiction avec xy non(e) l'ensemble des C</text:p>
      <text:p text:style-name="P29"/>
      <text:p text:style-name="P30">d) Couplage maximal de cardinalité maximum.</text:p>
      <text:p text:style-name="P30">L'algo: "2-approximation". |C`| &lt;= 2|C|</text:p>
      <text:p text:style-name="P30"/>
      <text:p text:style-name="P30">- <text:span text:style-name="T22">chaque arête de C\C` est adjacente à au plus 2 arêtes de C`\C (car C` est <text:s/>un couplage)</text:span></text:p>
      <text:p text:style-name="P31">- <text:span text:style-name="T22">chaque arête de C`\C est adjacente à une arête de C\C` (par maximalité de C)</text:span></text:p>
      <text:p text:style-name="P32">D'où |C\C`| &lt;= 2|C\C`|</text:p>
      <text:p text:style-name="P32">|C`| = |C` n C| + |C`\C| &lt;= |C` n C| + 2|C\C`|</text:p>
      <text:p text:style-name="P32">&lt;= 2|C` n C| + |C\C`| = 2|C|</text:p>
      <text:p text:style-name="P38"/>
      <text:p text:style-name="P38"/>
      <text:p text:style-name="P38"/>
      <text:p text:style-name="P38"/>
      <text:p text:style-name="P40"/>
      <text:p text:style-name="P40"/>
      <text:p text:style-name="P40"/>
      <text:p text:style-name="P40"><text:soft-page-break/>Exercice 10:</text:p>
      <text:p text:style-name="P32"/>
      <text:p text:style-name="P41"><text:span text:style-name="T13">a) </text:span><text:span text:style-name="T17">Algo: Ajout </text:span></text:p>
      <text:p text:style-name="P32">Donnée: x: élement, L liste[x1, ..., xn]</text:p>
      <text:p text:style-name="P32">Resultat: liste[x, x1, ..., xn] </text:p>
      <text:p text:style-name="P55"/>
      <text:p text:style-name="P56">Algo: cheminMax</text:p>
      <text:p text:style-name="P56">Données: G : grahpe, x : sommet </text:p>
      <text:p text:style-name="P56">Sortie: liste[x, .. xk] formant un chemin maximal issu de x.</text:p>
      <text:p text:style-name="P57">Début:</text:p>
      <text:p text:style-name="P57">si d(x) = 0 alors</text:p>
      <text:p text:style-name="P57"><text:tab/>retourner [x]</text:p>
      <text:p text:style-name="P57">sinon</text:p>
      <text:p text:style-name="P57"><text:tab/>Retourner Ajout(x, cheminMax(y, G\x))</text:p>
      <text:p text:style-name="P58">fin</text:p>
      <text:p text:style-name="P38"/>
      <text:p text:style-name="P68">Exercice 12:</text:p>
      <text:p text:style-name="P68"><text:span text:style-name="T13"/></text:p>
      <text:p text:style-name="P68"><text:span text:style-name="T13">a) Un graphe dont tous les sommets sont de degré au moins 2 contient un cycle:</text:span></text:p>
      <text:p text:style-name="P68"><text:span text:style-name="T13"/></text:p>
      <text:p text:style-name="P68"><text:span text:style-name="T13">Par l'absurdre:</text:span></text:p>
      <text:p text:style-name="P68"><text:span text:style-name="T13"/></text:p>
      <text:p text:style-name="P68"><text:span text:style-name="T13">Si G ne contient pas de cycle, alors G est une forêt, G est composé d'arbres, et un arbre ayant au moins 2 sommets contient 2 sommets de degré 1.</text:span></text:p>
      <text:p text:style-name="P68"><text:span text:style-name="T13"/></text:p>
      <text:p text:style-name="P68"><text:span text:style-name="T13">en contradiction avec l'hypothèse "tous les sommets sont de degrés au moins 2".</text:span></text:p>
      <text:p text:style-name="P68"><text:span text:style-name="T13"/></text:p>
      <text:p text:style-name="P69"><text:span text:style-name="T13">a') Soit P un chemin maximal de G</text:span></text:p>
      <text:p text:style-name="P69"><text:span text:style-name="T13"/></text:p>
      <text:p text:style-name="P70"><draw:line text:anchor-type="paragraph" draw:z-index="84" draw:name="Forme46" draw:style-name="gr6" draw:text-style-name="P102" svg:x1="0.489cm" svg:y1="0.266cm" svg:x2="2.42cm" svg:y2="0.266cm"><text:p/></draw:line><draw:line text:anchor-type="paragraph" draw:z-index="85" draw:name="Forme47" draw:style-name="gr6" draw:text-style-name="P102" svg:x1="2.976cm" svg:y1="0.293cm" svg:x2="4.907cm" svg:y2="0.293cm"><text:p/></draw:line><draw:line text:anchor-type="paragraph" draw:z-index="86" draw:name="Forme65" draw:style-name="gr6" draw:text-style-name="P102" svg:x1="5.489cm" svg:y1="0.319cm" svg:x2="7.394cm" svg:y2="0.319cm"><text:p/></draw:line><draw:line text:anchor-type="paragraph" draw:z-index="87" draw:name="Forme66" draw:style-name="gr6" draw:text-style-name="P102" svg:x1="7.95cm" svg:y1="0.293cm" svg:x2="9.908cm" svg:y2="0.293cm"><text:p/></draw:line><text:span text:style-name="T13">x1<text:tab/><text:tab/>x2<text:tab/><text:tab/>x3<text:tab/><text:tab/>...<text:tab/><text:tab/>xk</text:span></text:p>
      <text:p text:style-name="P69"><text:span text:style-name="T13"/></text:p>
      <text:p text:style-name="P69"><text:span text:style-name="T13"><text:s/></text:span><text:span text:style-name="T18">par hypothèse, tout les sommets sont de degrés au moins 2, en particulier x1 </text:span><text:span text:style-name="T19">a 2 voisins dont 1 qui est different de x2, notons le y par maximalité, y = xi, i e[3, k], G contient le cycle x1.xi.xk</text:span></text:p>
      <text:p text:style-name="P68"><text:span text:style-name="T13"/></text:p>
      <text:p text:style-name="P68"><text:span text:style-name="T13">b) G avec n sommets &amp; au moins n arêtes =&gt; contient cycles</text:span></text:p>
      <text:p text:style-name="P68"><text:span text:style-name="T13"/></text:p>
      <text:p text:style-name="P59">Par l'absurde:</text:p>
      <text:p text:style-name="P59"/>
      <text:p text:style-name="P59">Si G ne contient pas de cycle, alors G est une forêt, et G est composé d'arbres, alors le nombre d'arêttes soit n la taille de cette forêt, et c le <text:s/>nombre de d'arbre de G, alors le nombre d'arêtes sera n – c ce qui rentre en contradiction avec l'hypothèse.</text:p>
      <text:p text:style-name="P59"/>
      <text:p text:style-name="P59">c) Un graphe connexe sur n sommets possède au moins n-1 arêtes.</text:p>
      <text:p text:style-name="P59"/>
      <text:p text:style-name="P59">Graphe connexe sur n sommets =&gt; existance d'un arbre couvrant sur n sommets et le nombre d'arêtes d'un arbres et de <text:span text:style-name="T23">&lt;= </text:span>n - 1</text:p>
      <text:p text:style-name="P37"/>
      <text:p text:style-name="P60">d) Si G est un graphe connexe =&gt; au moins un sommet x tel que le graphe obtenu en supprimant x est connexe.</text:p>
      <text:p text:style-name="P60"/>
      <text:p text:style-name="P62">G connexe =&gt; A arbre couvrant de G. Soit a une feule A G\f est connexe.</text:p>
      <text:p text:style-name="P62"/>
      <text:p text:style-name="P72"><text:soft-page-break/>Exercice 14:</text:p>
      <text:p text:style-name="P72"><text:span text:style-name="T13"/></text:p>
      <text:p text:style-name="P61"/>
      <text:p text:style-name="P62">a) <text:span text:style-name="T25">codage de Prüfer:</text:span></text:p>
      <text:p text:style-name="P62"><text:tab/><text:tab/><text:tab/><text:tab/><text:tab/><text:tab/>8</text:p>
      <text:p text:style-name="P62"><draw:line text:anchor-type="paragraph" draw:z-index="88" draw:name="Forme67" draw:style-name="gr7" draw:text-style-name="P102" svg:x1="5.225cm" svg:y1="1.17cm" svg:x2="7.606cm" svg:y2="0.032cm"><text:p/></draw:line><draw:line text:anchor-type="paragraph" draw:z-index="89" draw:name="Forme68" draw:style-name="gr6" draw:text-style-name="P102" svg:x1="9.881cm" svg:y1="1.17cm" svg:x2="7.606cm" svg:y2="0.032cm"><text:p/></draw:line></text:p>
      <text:p text:style-name="P62"/>
      <text:p text:style-name="P62"><text:tab/><text:tab/><text:tab/><text:tab/>3<text:tab/><text:tab/><text:tab/><text:tab/>4</text:p>
      <text:p text:style-name="P62"><draw:line text:anchor-type="paragraph" draw:z-index="90" draw:name="Forme69" draw:style-name="gr8" draw:text-style-name="P102" svg:x1="10.119cm" svg:y1="1.931cm" svg:x2="10.093cm" svg:y2="0.079cm"><text:p/></draw:line><draw:line text:anchor-type="paragraph" draw:z-index="91" draw:name="Forme70" draw:style-name="gr8" draw:text-style-name="P102" svg:x1="12.421cm" svg:y1="1.984cm" svg:x2="10.093cm" svg:y2="0.079cm"><text:p/></draw:line><draw:line text:anchor-type="paragraph" draw:z-index="92" draw:name="Forme71" draw:style-name="gr7" draw:text-style-name="P102" svg:x1="7.765cm" svg:y1="1.958cm" svg:x2="10.093cm" svg:y2="0.079cm"><text:p/></draw:line><draw:line text:anchor-type="paragraph" draw:z-index="95" draw:name="Forme74" draw:style-name="gr9" draw:text-style-name="P102" svg:x1="5.119cm" svg:y1="1.958cm" svg:x2="5.119cm" svg:y2="0cm"><text:p/></draw:line></text:p>
      <text:p text:style-name="P62"/>
      <text:p text:style-name="P62"/>
      <text:p text:style-name="P62"/>
      <text:p text:style-name="P62"><text:tab/><text:tab/><text:tab/><text:tab/>9<text:tab/><text:tab/>1<text:tab/><text:tab/>2<text:tab/><text:tab/><text:span text:style-name="T24">6</text:span></text:p>
      <text:p text:style-name="P62"><draw:line text:anchor-type="paragraph" draw:z-index="93" draw:name="Forme72" draw:style-name="gr8" draw:text-style-name="P102" svg:x1="9.934cm" svg:y1="1.932cm" svg:x2="7.606cm" svg:y2="0.053cm"><text:p/></draw:line><draw:line text:anchor-type="paragraph" draw:z-index="94" draw:name="Forme73" draw:style-name="gr8" draw:text-style-name="P102" svg:x1="5.304cm" svg:y1="1.932cm" svg:x2="7.606cm" svg:y2="0.053cm"><text:p/></draw:line></text:p>
      <text:p text:style-name="P62"/>
      <text:p text:style-name="P62"/>
      <text:p text:style-name="P62"/>
      <text:p text:style-name="P62"><text:tab/><text:tab/><text:tab/><text:tab/>5<text:tab/><text:tab/><text:tab/><text:tab/>7</text:p>
      <text:p text:style-name="P62"/>
      <text:p text:style-name="P62"/>
      <text:p text:style-name="P73">feuilles triées: 2 5 6 7 9</text:p>
      <text:p text:style-name="P73">L: <text:span text:style-name="T25">{</text:span>4, 1, 4, 1, 3<text:span text:style-name="T25">}</text:span></text:p>
      <text:p text:style-name="P62"/>
      <text:p text:style-name="P74">feuilles triées: 1 3</text:p>
      <text:p text:style-name="P74">L: <text:span text:style-name="T25">{</text:span>4, 8<text:span text:style-name="T25">}</text:span></text:p>
      <text:p text:style-name="P74"/>
      <text:p text:style-name="P99">feuilles triées: 4</text:p>
      <text:p text:style-name="P99">L:{ 8 }</text:p>
      <text:p text:style-name="P99"/>
      <text:p text:style-name="P99">feuille triées: 8</text:p>
      <text:p text:style-name="P99">L: {}</text:p>
      <text:p text:style-name="P99"/>
      <text:p text:style-name="P64"><text:span text:style-name="T28">codage: </text:span><text:span text:style-name="T26">41413</text:span><text:span text:style-name="T27">48</text:span><text:span text:style-name="T28">8</text:span></text:p>
      <text:p text:style-name="P64"><text:span text:style-name="T28"/></text:p>
      <text:p text:style-name="P64"><text:span text:style-name="T28"/></text:p>
      <text:p text:style-name="P75"><draw:line text:anchor-type="paragraph" draw:z-index="96" draw:name="Forme75" draw:style-name="gr6" draw:text-style-name="P102" svg:x1="1.52cm" svg:y1="0.35cm" svg:x2="1.705cm" svg:y2="0.138cm"><text:p/></draw:line><draw:line text:anchor-type="paragraph" draw:z-index="97" draw:name="Forme76" draw:style-name="gr6" draw:text-style-name="P102" svg:x1="2.103cm" svg:y1="0.455cm" svg:x2="2.341cm" svg:y2="0.111cm"><text:p/></draw:line><draw:line text:anchor-type="paragraph" draw:z-index="98" draw:name="Forme77" draw:style-name="gr6" draw:text-style-name="P102" svg:x1="2.473cm" svg:y1="0.376cm" svg:x2="2.658cm" svg:y2="0.111cm"><text:p/></draw:line><draw:line text:anchor-type="paragraph" draw:z-index="99" draw:name="Forme78" draw:style-name="gr6" draw:text-style-name="P102" svg:x1="3.69cm" svg:y1="0.403cm" svg:x2="3.928cm" svg:y2="0.085cm"><text:p/></draw:line>feuilles: 1 2 3 4 5 6 7 8 9</text:p>
      <text:p text:style-name="P78">feuilles: 2 5 6 7 9</text:p>
      <text:p text:style-name="P78">pere: 4 1 4 1 3 <text:span text:style-name="T26">4 8</text:span><text:span text:style-name="T28"> 8</text:span></text:p>
      <text:p text:style-name="P78"><text:span text:style-name="T28"/></text:p>
      <text:p text:style-name="P82"><text:span text:style-name="T28"><text:tab/>4<text:tab/><text:tab/><text:tab/><text:tab/>1<text:tab/><text:tab/><text:tab/>3<text:tab/><text:tab/></text:span></text:p>
      <text:p text:style-name="P82"><draw:line text:anchor-type="paragraph" draw:z-index="100" draw:name="Forme79" draw:style-name="gr6" draw:text-style-name="P102" svg:x1="0.383cm" svg:y1="1.063cm" svg:x2="1.415cm" svg:y2="0.005cm"><text:p/></draw:line><draw:line text:anchor-type="paragraph" draw:z-index="101" draw:name="Forme80" draw:style-name="gr6" draw:text-style-name="P102" svg:x1="2.5cm" svg:y1="1.063cm" svg:x2="1.415cm" svg:y2="0.005cm"><text:p/></draw:line><draw:line text:anchor-type="paragraph" draw:z-index="102" draw:name="Forme81" draw:style-name="gr6" draw:text-style-name="P102" svg:x1="5.357cm" svg:y1="1.011cm" svg:x2="6.336cm" svg:y2="0.032cm"><text:p/></draw:line><draw:line text:anchor-type="paragraph" draw:z-index="103" draw:name="Forme82" draw:style-name="gr6" draw:text-style-name="P102" svg:x1="7.368cm" svg:y1="1.011cm" svg:x2="6.336cm" svg:y2="0.032cm"><text:p/></draw:line><draw:line text:anchor-type="paragraph" draw:z-index="104" draw:name="Forme83" draw:style-name="gr6" draw:text-style-name="P102" svg:x1="10.093cm" svg:y1="0.985cm" svg:x2="10.093cm" svg:y2="0.085cm"><text:p/></draw:line><text:span text:style-name="T28"/></text:p>
      <text:p text:style-name="P82"><text:span text:style-name="T28"/></text:p>
      <text:p text:style-name="P82"><text:span text:style-name="T28">6<text:tab/><text:tab/>2<text:tab/><text:tab/>7<text:tab/><text:tab/>5<text:tab/><text:tab/>9</text:span></text:p>
      <text:p text:style-name="P100"/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76"><draw:line text:anchor-type="paragraph" draw:z-index="105" draw:name="Forme84" draw:style-name="gr6" draw:text-style-name="P102" svg:x1="1.732cm" svg:y1="0.296cm" svg:x2="2.076cm" svg:y2="0.164cm"><text:p/></draw:line><draw:line text:anchor-type="paragraph" draw:z-index="106" draw:name="Forme85" draw:style-name="gr6" draw:text-style-name="P102" svg:x1="2.447cm" svg:y1="0.35cm" svg:x2="2.685cm" svg:y2="0.191cm"><text:p/></draw:line><draw:line text:anchor-type="paragraph" draw:z-index="107" draw:name="Forme86" draw:style-name="gr6" draw:text-style-name="P102" svg:x1="2.685cm" svg:y1="0.35cm" svg:x2="2.95cm" svg:y2="0.138cm"><text:p/></draw:line><draw:line text:anchor-type="paragraph" draw:z-index="108" draw:name="Forme87" draw:style-name="gr6" draw:text-style-name="P102" svg:x1="3.082cm" svg:y1="0.323cm" svg:x2="3.294cm" svg:y2="0.111cm"><text:p/></draw:line><draw:line text:anchor-type="paragraph" draw:z-index="109" draw:name="Forme88" draw:style-name="gr6" draw:text-style-name="P102" svg:x1="3.293cm" svg:y1="0.323cm" svg:x2="3.611cm" svg:y2="0.164cm"><text:p/></draw:line><draw:line text:anchor-type="paragraph" draw:z-index="110" draw:name="Forme89" draw:style-name="gr6" draw:text-style-name="P102" svg:x1="3.611cm" svg:y1="0.323cm" svg:x2="3.929cm" svg:y2="0.111cm"><text:p/></draw:line><draw:line text:anchor-type="paragraph" draw:z-index="111" draw:name="Forme90" draw:style-name="gr6" draw:text-style-name="P102" svg:x1="3.928cm" svg:y1="0.323cm" svg:x2="4.351cm" svg:y2="0.111cm"><text:p/></draw:line><text:soft-page-break/>feuilles: <text:span text:style-name="T37">1 2 3 4 5 6 7 8 9</text:span></text:p>
      <text:p text:style-name="P79">feuilles: <text:span text:style-name="T38">13</text:span></text:p>
      <text:p text:style-name="P79">pere: <text:span text:style-name="T26">4 8</text:span><text:span text:style-name="T28"> 8</text:span></text:p>
      <text:p text:style-name="P79"><text:span text:style-name="T29"/></text:p>
      <text:p text:style-name="P84"><text:span text:style-name="T28"><text:tab/><text:tab/></text:span><text:span text:style-name="T29">4</text:span><text:span text:style-name="T28"><text:tab/><text:tab/><text:tab/><text:tab/></text:span><text:span text:style-name="T30">8</text:span></text:p>
      <text:p text:style-name="P84"><draw:line text:anchor-type="paragraph" draw:z-index="112" draw:name="Forme91" draw:style-name="gr6" draw:text-style-name="P102" svg:x1="0.33cm" svg:y1="1.421cm" svg:x2="2.632cm" svg:y2="0.019cm"><text:p/></draw:line><draw:line text:anchor-type="paragraph" draw:z-index="113" draw:name="Forme93" draw:style-name="gr6" draw:text-style-name="P102" svg:x1="4.934cm" svg:y1="1.501cm" svg:x2="2.632cm" svg:y2="0.019cm"><text:p/></draw:line><draw:line text:anchor-type="paragraph" draw:z-index="114" draw:name="Forme92" draw:style-name="gr6" draw:text-style-name="P102" svg:x1="2.632cm" svg:y1="0.019cm" svg:x2="2.632cm" svg:y2="1.421cm"><text:p/></draw:line><draw:line text:anchor-type="paragraph" draw:z-index="116" draw:name="Forme95" draw:style-name="gr6" draw:text-style-name="P102" svg:x1="7.579cm" svg:y1="0.046cm" svg:x2="7.579cm" svg:y2="1.422cm"><text:p/></draw:line><text:span text:style-name="T28"><text:tab/><text:tab/><text:tab/><text:tab/></text:span></text:p>
      <text:p text:style-name="P83"><text:span text:style-name="T28"/></text:p>
      <text:p text:style-name="P83"><text:span text:style-name="T28"/></text:p>
      <text:p text:style-name="P83"><text:span text:style-name="T30">1</text:span><text:span text:style-name="T28"><text:tab/><text:tab/></text:span><text:span text:style-name="T30">6<text:tab/><text:tab/>2<text:tab/><text:tab/>3</text:span><text:span text:style-name="T28"><text:tab/><text:tab/></text:span></text:p>
      <text:p text:style-name="P101"><draw:line text:anchor-type="paragraph" draw:z-index="115" draw:name="Forme94" draw:style-name="gr6" draw:text-style-name="P102" svg:x1="7.579cm" svg:y1="1.432cm" svg:x2="7.579cm" svg:y2="0.056cm"><text:p/></draw:line></text:p>
      <text:p text:style-name="P80"><text:span text:style-name="T29"/></text:p>
      <text:p text:style-name="P66"><text:span text:style-name="T28"/></text:p>
      <text:p text:style-name="P67"><text:span text:style-name="T28"><text:tab/><text:tab/><text:tab/><text:tab/><text:tab/><text:tab/>9</text:span></text:p>
      <text:p text:style-name="P66"><text:span text:style-name="T28"/></text:p>
      <text:p text:style-name="P66"><text:span text:style-name="T28"/></text:p>
      <text:p text:style-name="P66"><text:span text:style-name="T28"/></text:p>
      <text:p text:style-name="P77"><draw:line text:anchor-type="paragraph" draw:z-index="117" draw:name="Forme86" draw:style-name="gr6" draw:text-style-name="P102" svg:x1="2.685cm" svg:y1="0.35cm" svg:x2="2.95cm" svg:y2="0.138cm"><text:p/></draw:line><draw:line text:anchor-type="paragraph" draw:z-index="118" draw:name="Forme87" draw:style-name="gr6" draw:text-style-name="P102" svg:x1="3.082cm" svg:y1="0.323cm" svg:x2="3.294cm" svg:y2="0.111cm"><text:p/></draw:line><draw:line text:anchor-type="paragraph" draw:z-index="119" draw:name="Forme88" draw:style-name="gr6" draw:text-style-name="P102" svg:x1="3.293cm" svg:y1="0.323cm" svg:x2="3.611cm" svg:y2="0.164cm"><text:p/></draw:line><draw:line text:anchor-type="paragraph" draw:z-index="120" draw:name="Forme89" draw:style-name="gr6" draw:text-style-name="P102" svg:x1="3.611cm" svg:y1="0.323cm" svg:x2="3.929cm" svg:y2="0.111cm"><text:p/></draw:line><draw:line text:anchor-type="paragraph" draw:z-index="121" draw:name="Forme90" draw:style-name="gr6" draw:text-style-name="P102" svg:x1="3.928cm" svg:y1="0.323cm" svg:x2="4.351cm" svg:y2="0.111cm"><text:p/></draw:line><draw:line text:anchor-type="paragraph" draw:z-index="122" draw:name="Forme96" draw:style-name="gr6" draw:text-style-name="P102" svg:x1="1.653cm" svg:y1="0.353cm" svg:x2="1.971cm" svg:y2="0.111cm"><text:p/></draw:line><draw:line text:anchor-type="paragraph" draw:z-index="123" draw:name="Forme97" draw:style-name="gr6" draw:text-style-name="P102" svg:x1="1.838cm" svg:y1="0.326cm" svg:x2="1.97cm" svg:y2="0.141cm"><text:p/></draw:line><draw:line text:anchor-type="paragraph" draw:z-index="124" draw:name="Forme98" draw:style-name="gr6" draw:text-style-name="P102" svg:x1="1.97cm" svg:y1="0.353cm" svg:x2="2.34cm" svg:y2="0.141cm"><text:p/></draw:line><draw:line text:anchor-type="paragraph" draw:z-index="133" draw:name="Forme99" draw:style-name="gr6" draw:text-style-name="P102" svg:x1="1.468cm" svg:y1="0.353cm" svg:x2="1.653cm" svg:y2="0.111cm"><text:p/></draw:line>feuilles: <text:span text:style-name="T37">1 2 3 4 5 6 7 8 9</text:span></text:p>
      <text:p text:style-name="P81">feuilles: <text:span text:style-name="T39">4</text:span></text:p>
      <text:p text:style-name="P81"><text:span text:style-name="T29">pere: 8</text:span></text:p>
      <text:p text:style-name="P81"><text:span text:style-name="T29"/></text:p>
      <text:p text:style-name="P63"><text:tab/><text:tab/><text:tab/><text:tab/><text:tab/><text:tab/>8</text:p>
      <text:p text:style-name="P63"><draw:line text:anchor-type="paragraph" draw:z-index="125" draw:name="Forme67" draw:style-name="gr10" draw:text-style-name="P102" svg:x1="5.225cm" svg:y1="1.17cm" svg:x2="7.606cm" svg:y2="0.032cm"><text:p/></draw:line><draw:line text:anchor-type="paragraph" draw:z-index="126" draw:name="Forme68" draw:style-name="gr6" draw:text-style-name="P102" svg:x1="9.881cm" svg:y1="1.17cm" svg:x2="7.606cm" svg:y2="0.032cm"><text:p/></draw:line></text:p>
      <text:p text:style-name="P63"/>
      <text:p text:style-name="P63"><text:tab/><text:tab/><text:tab/><text:tab/>3<text:tab/><text:tab/><text:tab/><text:tab/>4</text:p>
      <text:p text:style-name="P63"><draw:line text:anchor-type="paragraph" draw:z-index="127" draw:name="Forme69" draw:style-name="gr10" draw:text-style-name="P102" svg:x1="10.119cm" svg:y1="1.931cm" svg:x2="10.093cm" svg:y2="0.079cm"><text:p/></draw:line><draw:line text:anchor-type="paragraph" draw:z-index="128" draw:name="Forme70" draw:style-name="gr10" draw:text-style-name="P102" svg:x1="12.421cm" svg:y1="1.984cm" svg:x2="10.093cm" svg:y2="0.079cm"><text:p/></draw:line><draw:line text:anchor-type="paragraph" draw:z-index="129" draw:name="Forme71" draw:style-name="gr10" draw:text-style-name="P102" svg:x1="7.765cm" svg:y1="1.958cm" svg:x2="10.093cm" svg:y2="0.079cm"><text:p/></draw:line><draw:line text:anchor-type="paragraph" draw:z-index="132" draw:name="Forme74" draw:style-name="gr10" draw:text-style-name="P102" svg:x1="5.119cm" svg:y1="1.958cm" svg:x2="5.119cm" svg:y2="0cm"><text:p/></draw:line></text:p>
      <text:p text:style-name="P63"/>
      <text:p text:style-name="P63"/>
      <text:p text:style-name="P63"/>
      <text:p text:style-name="P63"><text:tab/><text:tab/><text:tab/><text:tab/>9<text:tab/><text:tab/>1<text:tab/><text:tab/>2<text:tab/><text:tab/><text:span text:style-name="T24">6</text:span></text:p>
      <text:p text:style-name="P63"><draw:line text:anchor-type="paragraph" draw:z-index="130" draw:name="Forme72" draw:style-name="gr10" draw:text-style-name="P102" svg:x1="9.934cm" svg:y1="1.932cm" svg:x2="7.606cm" svg:y2="0.053cm"><text:p/></draw:line><draw:line text:anchor-type="paragraph" draw:z-index="131" draw:name="Forme73" draw:style-name="gr10" draw:text-style-name="P102" svg:x1="5.304cm" svg:y1="1.932cm" svg:x2="7.606cm" svg:y2="0.053cm"><text:p/></draw:line></text:p>
      <text:p text:style-name="P63"/>
      <text:p text:style-name="P63"/>
      <text:p text:style-name="P63"/>
      <text:p text:style-name="P63"><text:tab/><text:tab/><text:tab/><text:tab/>5<text:tab/><text:tab/><text:tab/><text:tab/>7</text:p>
      <text:p text:style-name="P63"/>
      <text:p text:style-name="P88"><text:span text:style-name="T29"/></text:p>
      <text:p text:style-name="P81"><text:span text:style-name="T29"/></text:p>
      <text:p text:style-name="P81"><text:span text:style-name="T29"/></text:p>
      <text:p text:style-name="P81"><text:span text:style-name="T29"/></text:p>
      <text:p text:style-name="P81"><text:span text:style-name="T29"/></text:p>
      <text:p text:style-name="P81"><text:span text:style-name="T29"/></text:p>
      <text:p text:style-name="P81"><text:span text:style-name="T29"/></text:p>
      <text:p text:style-name="P81"><text:span text:style-name="T29"/></text:p>
      <text:p text:style-name="P81"><text:span text:style-name="T29"/></text:p>
      <text:p text:style-name="P81"><text:span text:style-name="T29"/></text:p>
      <text:p text:style-name="P81"><text:span text:style-name="T29"/></text:p>
      <text:p text:style-name="P81"><text:span text:style-name="T29"/></text:p>
      <text:p text:style-name="P81"><text:span text:style-name="T29"/></text:p>
      <text:p text:style-name="P81"><text:span text:style-name="T29"/></text:p>
      <text:p text:style-name="P81"><text:span text:style-name="T29"/></text:p>
      <text:p text:style-name="P81"><text:span text:style-name="T29"/></text:p>
      <text:p text:style-name="P81"><text:span text:style-name="T29"/></text:p>
      <text:p text:style-name="P81"><text:soft-page-break/><text:span text:style-name="T29"/></text:p>
      <text:p text:style-name="P85"><text:span text:style-name="T29">b</text:span><text:span text:style-name="T28">) 9 9 1 9 9 7 2 7</text:span></text:p>
      <text:p text:style-name="P89"><draw:line text:anchor-type="paragraph" draw:z-index="134" draw:name="Forme100" draw:style-name="gr6" draw:text-style-name="P102" svg:x1="1.494cm" svg:y1="0.388cm" svg:x2="1.706cm" svg:y2="0.044cm"><text:p/></draw:line><draw:line text:anchor-type="paragraph" draw:z-index="135" draw:name="Forme101" draw:style-name="gr6" draw:text-style-name="P102" svg:x1="1.706cm" svg:y1="0.388cm" svg:x2="1.971cm" svg:y2="0.123cm"><text:p/></draw:line><draw:line text:anchor-type="paragraph" draw:z-index="136" draw:name="Forme102" draw:style-name="gr6" draw:text-style-name="P102" svg:x1="3.346cm" svg:y1="0.441cm" svg:x2="3.637cm" svg:y2="0.044cm"><text:p/></draw:line><draw:line text:anchor-type="paragraph" draw:z-index="137" draw:name="Forme103" draw:style-name="gr6" draw:text-style-name="P102" svg:x1="4.06cm" svg:y1="0.441cm" svg:x2="4.219cm" svg:y2="0.123cm"><text:p/></draw:line><text:span text:style-name="T28">feuilles: 1 2 3 4 5 6 7 8 9</text:span></text:p>
      <text:p text:style-name="P89"><text:span text:style-name="T28">feuilles: 3 4 5 6 8</text:span></text:p>
      <text:p text:style-name="P89"><text:span text:style-name="T28">pere: <text:s text:c="5"/>9 9 1 9 9</text:span></text:p>
      <text:p text:style-name="P85"><text:span text:style-name="T28"/></text:p>
      <text:p text:style-name="P85"><text:span text:style-name="T28"/></text:p>
      <text:p text:style-name="P85"><text:span text:style-name="T28"><text:tab/><text:tab/><text:tab/></text:span><text:span text:style-name="T31">9<text:tab/><text:tab/><text:tab/><text:tab/><text:tab/>1</text:span></text:p>
      <text:p text:style-name="P85"><draw:line text:anchor-type="paragraph" draw:z-index="138" draw:name="Forme104" draw:style-name="gr6" draw:text-style-name="P102" svg:x1="0.277cm" svg:y1="1.515cm" svg:x2="3.875cm" svg:y2="0.06cm"><text:p/></draw:line><draw:line text:anchor-type="paragraph" draw:z-index="139" draw:name="Forme105" draw:style-name="gr6" draw:text-style-name="P102" svg:x1="2.738cm" svg:y1="1.515cm" svg:x2="3.876cm" svg:y2="0.06cm"><text:p/></draw:line><draw:line text:anchor-type="paragraph" draw:z-index="140" draw:name="Forme106" draw:style-name="gr6" draw:text-style-name="P102" svg:x1="5.066cm" svg:y1="1.489cm" svg:x2="3.875cm" svg:y2="0.06cm"><text:p/></draw:line><draw:line text:anchor-type="paragraph" draw:z-index="141" draw:name="Forme107" draw:style-name="gr6" draw:text-style-name="P102" svg:x1="7.447cm" svg:y1="1.568cm" svg:x2="3.875cm" svg:y2="0.06cm"><text:p/></draw:line><draw:line text:anchor-type="paragraph" draw:z-index="142" draw:name="Forme108" draw:style-name="gr6" draw:text-style-name="P102" svg:x1="10.093cm" svg:y1="1.409cm" svg:x2="10.067cm" svg:y2="0.06cm"><text:p/></draw:line><text:span text:style-name="T31"/></text:p>
      <text:p text:style-name="P85"><text:span text:style-name="T31"/></text:p>
      <text:p text:style-name="P85"><text:span text:style-name="T31"/></text:p>
      <text:p text:style-name="P90"><text:span text:style-name="T28">3<text:tab/><text:tab/>4<text:tab/><text:tab/>6<text:tab/><text:tab/>8<text:tab/><text:tab/>5</text:span></text:p>
      <text:p text:style-name="P90"><text:span text:style-name="T28"/></text:p>
      <text:p text:style-name="P90"><draw:line text:anchor-type="paragraph" draw:z-index="147" draw:name="Forme113" draw:style-name="gr6" draw:text-style-name="P102" svg:x1="3.769cm" svg:y1="0.986cm" svg:x2="3.928cm" svg:y2="0.483cm"><text:p/></draw:line><draw:line text:anchor-type="paragraph" draw:z-index="148" draw:name="Forme114" draw:style-name="gr6" draw:text-style-name="P102" svg:x1="1.838cm" svg:y1="0.906cm" svg:x2="2.023cm" svg:y2="0.483cm"><text:p/></draw:line><text:span text:style-name="T28"/></text:p>
      <text:p text:style-name="P90"><draw:line text:anchor-type="paragraph" draw:z-index="143" draw:name="Forme109" draw:style-name="gr6" draw:text-style-name="P102" svg:x1="2.155cm" svg:y1="0.42cm" svg:x2="2.314cm" svg:y2="0.076cm"><text:p/></draw:line><draw:line text:anchor-type="paragraph" draw:z-index="144" draw:name="Forme110" draw:style-name="gr6" draw:text-style-name="P102" svg:x1="2.473cm" svg:y1="0.446cm" svg:x2="2.605cm" svg:y2="0.023cm"><text:p/></draw:line><draw:line text:anchor-type="paragraph" draw:z-index="145" draw:name="Forme111" draw:style-name="gr6" draw:text-style-name="P102" svg:x1="2.764cm" svg:y1="0.446cm" svg:x2="3.002cm" svg:y2="0.023cm"><text:p/></draw:line><draw:line text:anchor-type="paragraph" draw:z-index="146" draw:name="Forme112" draw:style-name="gr6" draw:text-style-name="P102" svg:x1="3.002cm" svg:y1="0.446cm" svg:x2="3.24cm" svg:y2="0.049cm"><text:p/></draw:line><draw:line text:anchor-type="paragraph" draw:z-index="149" draw:name="Forme115" draw:style-name="gr6" draw:text-style-name="P102" svg:x1="3.425cm" svg:y1="0.472cm" svg:x2="3.584cm" svg:y2="0.049cm"><text:p/></draw:line><text:span text:style-name="T28">feuilles: 1 2 3 4 5 6 7 8 9</text:span></text:p>
      <text:p text:style-name="P94"><text:span text:style-name="T28">pere: <text:tab/> <text:s/>7 2 7</text:span></text:p>
      <text:p text:style-name="P94"><text:span text:style-name="T28">feuilles: 1 9</text:span></text:p>
      <text:p text:style-name="P94"><text:span text:style-name="T28"/></text:p>
      <text:p text:style-name="P94"><text:span text:style-name="T28"><text:tab/><text:tab/><text:tab/></text:span><text:span text:style-name="T32">2<text:tab/><text:tab/><text:tab/><text:tab/><text:tab/>7</text:span></text:p>
      <text:p text:style-name="P94"><draw:line text:anchor-type="paragraph" draw:z-index="155" draw:name="Forme116" draw:style-name="gr6" draw:text-style-name="P102" svg:x1="3.849cm" svg:y1="1.388cm" svg:x2="3.849cm" svg:y2="0.118cm"><text:p/></draw:line><draw:line text:anchor-type="paragraph" draw:z-index="156" draw:name="Forme117" draw:style-name="gr6" draw:text-style-name="P102" svg:x1="10.067cm" svg:y1="1.441cm" svg:x2="10.067cm" svg:y2="0.039cm"><text:p/></draw:line><text:span text:style-name="T28"/></text:p>
      <text:p text:style-name="P94"><text:span text:style-name="T28"/></text:p>
      <text:p text:style-name="P94"><text:span text:style-name="T28"/></text:p>
      <text:p text:style-name="P86"><text:span text:style-name="T28"><text:tab/><text:tab/><text:tab/></text:span><text:span text:style-name="T31">9<text:tab/><text:tab/><text:tab/><text:tab/><text:tab/>1</text:span></text:p>
      <text:p text:style-name="P86"><draw:line text:anchor-type="paragraph" draw:z-index="150" draw:name="Forme104" draw:style-name="gr6" draw:text-style-name="P102" svg:x1="0.277cm" svg:y1="1.515cm" svg:x2="3.875cm" svg:y2="0.06cm"><text:p/></draw:line><draw:line text:anchor-type="paragraph" draw:z-index="151" draw:name="Forme105" draw:style-name="gr6" draw:text-style-name="P102" svg:x1="2.738cm" svg:y1="1.515cm" svg:x2="3.876cm" svg:y2="0.06cm"><text:p/></draw:line><draw:line text:anchor-type="paragraph" draw:z-index="152" draw:name="Forme106" draw:style-name="gr6" draw:text-style-name="P102" svg:x1="5.066cm" svg:y1="1.489cm" svg:x2="3.875cm" svg:y2="0.06cm"><text:p/></draw:line><draw:line text:anchor-type="paragraph" draw:z-index="153" draw:name="Forme107" draw:style-name="gr6" draw:text-style-name="P102" svg:x1="7.447cm" svg:y1="1.568cm" svg:x2="3.875cm" svg:y2="0.06cm"><text:p/></draw:line><draw:line text:anchor-type="paragraph" draw:z-index="154" draw:name="Forme108" draw:style-name="gr6" draw:text-style-name="P102" svg:x1="10.093cm" svg:y1="1.409cm" svg:x2="10.067cm" svg:y2="0.06cm"><text:p/></draw:line><text:span text:style-name="T31"/></text:p>
      <text:p text:style-name="P86"><text:span text:style-name="T31"/></text:p>
      <text:p text:style-name="P86"><text:span text:style-name="T31"/></text:p>
      <text:p text:style-name="P91"><text:span text:style-name="T28">3<text:tab/><text:tab/>4<text:tab/><text:tab/>6<text:tab/><text:tab/>8<text:tab/><text:tab/>5</text:span></text:p>
      <text:p text:style-name="P90"><text:span text:style-name="T28"/></text:p>
      <text:p text:style-name="P90"><text:span text:style-name="T28"/></text:p>
      <text:p text:style-name="P92"><draw:line text:anchor-type="paragraph" draw:z-index="157" draw:name="Forme109" draw:style-name="gr6" draw:text-style-name="P102" svg:x1="2.155cm" svg:y1="0.42cm" svg:x2="2.314cm" svg:y2="0.076cm"><text:p/></draw:line><draw:line text:anchor-type="paragraph" draw:z-index="158" draw:name="Forme110" draw:style-name="gr6" draw:text-style-name="P102" svg:x1="2.473cm" svg:y1="0.446cm" svg:x2="2.605cm" svg:y2="0.023cm"><text:p/></draw:line><draw:line text:anchor-type="paragraph" draw:z-index="159" draw:name="Forme111" draw:style-name="gr6" draw:text-style-name="P102" svg:x1="2.764cm" svg:y1="0.446cm" svg:x2="3.002cm" svg:y2="0.023cm"><text:p/></draw:line><draw:line text:anchor-type="paragraph" draw:z-index="160" draw:name="Forme112" draw:style-name="gr6" draw:text-style-name="P102" svg:x1="3.002cm" svg:y1="0.446cm" svg:x2="3.24cm" svg:y2="0.049cm"><text:p/></draw:line><draw:line text:anchor-type="paragraph" draw:z-index="161" draw:name="Forme115" draw:style-name="gr6" draw:text-style-name="P102" svg:x1="3.425cm" svg:y1="0.472cm" svg:x2="3.584cm" svg:y2="0.049cm"><text:p/></draw:line><draw:line text:anchor-type="paragraph" draw:z-index="162" draw:name="Forme118" draw:style-name="gr6" draw:text-style-name="P102" svg:x1="1.547cm" svg:y1="0.478cm" svg:x2="1.679cm" svg:y2="0.081cm"><text:p/></draw:line><draw:line text:anchor-type="paragraph" draw:z-index="163" draw:name="Forme119" draw:style-name="gr6" draw:text-style-name="P102" svg:x1="3.584cm" svg:y1="0.473cm" svg:x2="3.849cm" svg:y2="0.108cm"><text:p/></draw:line><draw:line text:anchor-type="paragraph" draw:z-index="164" draw:name="Forme120" draw:style-name="gr6" draw:text-style-name="P102" svg:x1="4.087cm" svg:y1="0.478cm" svg:x2="4.193cm" svg:y2="0.055cm"><text:p/></draw:line><text:span text:style-name="T28">feuilles: 1 2 3 4 5 6 7 8 9</text:span></text:p>
      <text:p text:style-name="P95"><text:span text:style-name="T28">pere: <text:tab/> <text:s/>7</text:span></text:p>
      <text:p text:style-name="P95"><text:span text:style-name="T28">feuilles: </text:span><text:span text:style-name="T33">2</text:span></text:p>
      <text:p text:style-name="P90"><text:span text:style-name="T28"/></text:p>
      <text:p text:style-name="P90"><text:span text:style-name="T28"><text:tab/><text:tab/><text:tab/><text:tab/><text:tab/><text:tab/></text:span><text:span text:style-name="T34">7</text:span></text:p>
      <text:p text:style-name="P90"><draw:line text:anchor-type="paragraph" draw:z-index="171" draw:name="Forme121" draw:style-name="gr6" draw:text-style-name="P102" svg:x1="4.087cm" svg:y1="1.16cm" svg:x2="7.632cm" svg:y2="0.049cm"><text:p/></draw:line><draw:line text:anchor-type="paragraph" draw:z-index="172" draw:name="Forme122" draw:style-name="gr6" draw:text-style-name="P102" svg:x1="9.96cm" svg:y1="1.028cm" svg:x2="7.632cm" svg:y2="0.049cm"><text:p/></draw:line><text:span text:style-name="T28"/></text:p>
      <text:p text:style-name="P90"><text:span text:style-name="T28"/></text:p>
      <text:p text:style-name="P96"><text:span text:style-name="T28"><text:tab/><text:tab/><text:tab/></text:span><text:span text:style-name="T32">2<text:tab/><text:tab/><text:tab/><text:tab/><text:tab/></text:span><text:span text:style-name="T34">1</text:span></text:p>
      <text:p text:style-name="P96"><draw:line text:anchor-type="paragraph" draw:z-index="169" draw:name="Forme116" draw:style-name="gr6" draw:text-style-name="P102" svg:x1="3.849cm" svg:y1="1.388cm" svg:x2="3.849cm" svg:y2="0.118cm"><text:p/></draw:line><draw:line text:anchor-type="paragraph" draw:z-index="170" draw:name="Forme117" draw:style-name="gr6" draw:text-style-name="P102" svg:x1="10.067cm" svg:y1="1.441cm" svg:x2="10.067cm" svg:y2="0.039cm"><text:p/></draw:line><text:span text:style-name="T28"/></text:p>
      <text:p text:style-name="P96"><text:span text:style-name="T28"/></text:p>
      <text:p text:style-name="P96"><text:span text:style-name="T28"/></text:p>
      <text:p text:style-name="P87"><text:span text:style-name="T28"><text:tab/><text:tab/><text:tab/></text:span><text:span text:style-name="T31">9<text:tab/><text:tab/><text:tab/><text:tab/><text:tab/></text:span><text:span text:style-name="T34">5</text:span></text:p>
      <text:p text:style-name="P87"><draw:line text:anchor-type="paragraph" draw:z-index="165" draw:name="Forme104" draw:style-name="gr6" draw:text-style-name="P102" svg:x1="0.277cm" svg:y1="1.515cm" svg:x2="3.875cm" svg:y2="0.06cm"><text:p/></draw:line><draw:line text:anchor-type="paragraph" draw:z-index="166" draw:name="Forme105" draw:style-name="gr6" draw:text-style-name="P102" svg:x1="2.738cm" svg:y1="1.515cm" svg:x2="3.876cm" svg:y2="0.06cm"><text:p/></draw:line><draw:line text:anchor-type="paragraph" draw:z-index="167" draw:name="Forme106" draw:style-name="gr6" draw:text-style-name="P102" svg:x1="5.066cm" svg:y1="1.489cm" svg:x2="3.875cm" svg:y2="0.06cm"><text:p/></draw:line><draw:line text:anchor-type="paragraph" draw:z-index="168" draw:name="Forme107" draw:style-name="gr6" draw:text-style-name="P102" svg:x1="7.447cm" svg:y1="1.568cm" svg:x2="3.875cm" svg:y2="0.06cm"><text:p/></draw:line><text:span text:style-name="T31"/></text:p>
      <text:p text:style-name="P87"><text:span text:style-name="T31"/></text:p>
      <text:p text:style-name="P87"><text:span text:style-name="T31"/></text:p>
      <text:p text:style-name="P93"><text:span text:style-name="T28">3<text:tab/><text:tab/>4<text:tab/><text:tab/>6<text:tab/><text:tab/>8<text:tab/></text:span></text:p>
      <text:p text:style-name="P93"><text:span text:style-name="T28"/></text:p>
      <text:p text:style-name="P93"><text:span text:style-name="T28"/></text:p>
      <text:p text:style-name="P93"><text:span text:style-name="T28"/></text:p>
      <text:p text:style-name="P93"><text:span text:style-name="T28"/></text:p>
      <text:p text:style-name="P93"><text:span text:style-name="T28"/></text:p>
      <text:p text:style-name="P93"><text:span text:style-name="T28"/></text:p>
      <text:p text:style-name="P93"><text:span text:style-name="T28"><text:tab/></text:span></text:p>
      <text:p text:style-name="P90"><text:soft-page-break/><text:span text:style-name="T28">c) n^n-1</text:span></text:p>
      <text:p text:style-name="P90"><text:span text:style-name="T28"/></text:p>
      <text:p text:style-name="P97"><text:span text:style-name="T28">d) Kn: nombre d'abres couvrants n^n-1/n = n^n-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8M45S</meta:editing-duration>
    <meta:editing-cycles>78</meta:editing-cycles>
    <meta:generator>LibreOffice/5.1.6.2$Windows_x86 LibreOffice_project/07ac168c60a517dba0f0d7bc7540f5afa45f0909</meta:generator>
    <dc:date>2017-10-03T12:47:16.471000000</dc:date>
    <meta:document-statistic meta:table-count="2" meta:image-count="0" meta:object-count="0" meta:page-count="11" meta:paragraph-count="267" meta:word-count="1552" meta:character-count="7068" meta:non-whitespace-character-count="5250"/>
    <meta:user-defined meta:name="Info 1"/>
    <meta:user-defined meta:name="Info 2"/>
    <meta:user-defined meta:name="Info 3"/>
    <meta:user-defined meta:name="Info 4"/>
  </office:meta>
</office:document-meta>
</file>